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2283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6102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0.5953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uaduasubsume-Ma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@@ Method</text:p>
          </table:table-cell>
          <table:table-cell office:value-type="string" calcext:value-type="string">
            <text:p><text:s/>Nodes</text:p>
          </table:table-cell>
          <table:table-cell office:value-type="string" calcext:value-type="string">
            <text:p><text:s/>Edges</text:p>
          </table:table-cell>
          <table:table-cell office:value-type="string" calcext:value-type="string">
            <text:p><text:s/>DUAs</text:p>
          </table:table-cell>
          <table:table-cell office:value-type="string" calcext:value-type="string">
            <text:p><text:s/>UDUAs</text:p>
          </table:table-cell>
          <table:table-cell office:value-type="string" calcext:value-type="string">
            <text:p><text:s/>RDUAs</text:p>
          </table:table-cell>
          <table:table-cell office:value-type="string" calcext:value-type="string">
            <text:p><text:s/>UPerc</text:p>
          </table:table-cell>
          <table:table-cell office:value-type="string" calcext:value-type="string">
            <text:p><text:s/>RPerc</text:p>
          </table:table-cell>
          <table:table-cell office:value-type="string" calcext:value-type="string">
            <text:p><text:s/>Time_s</text:p>
          </table:table-cell>
          <table:table-cell office:value-type="string" calcext:value-type="string">
            <text:p><text:s/>Time_ms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bobyqb</text:p>
          </table:table-cell>
          <table:table-cell office:value-type="float" office:value="327" calcext:value-type="float">
            <text:p>327</text:p>
          </table:table-cell>
          <table:table-cell office:value-type="float" office:value="463" calcext:value-type="float">
            <text:p>463</text:p>
          </table:table-cell>
          <table:table-cell office:value-type="float" office:value="2197" calcext:value-type="float">
            <text:p>2197</text:p>
          </table:table-cell>
          <table:table-cell office:value-type="float" office:value="872" calcext:value-type="float">
            <text:p>872</text:p>
          </table:table-cell>
          <table:table-cell office:value-type="float" office:value="1198" calcext:value-type="float">
            <text:p>1198</text:p>
          </table:table-cell>
          <table:table-cell office:value-type="float" office:value="39.6904870277651" calcext:value-type="float">
            <text:p>39.6904870277651</text:p>
          </table:table-cell>
          <table:table-cell office:value-type="float" office:value="54.5289030496131" calcext:value-type="float">
            <text:p>54.5289030496131</text:p>
          </table:table-cell>
          <table:table-cell office:value-type="float" office:value="30" calcext:value-type="float">
            <text:p>30</text:p>
          </table:table-cell>
          <table:table-cell office:value-type="float" office:value="30871" calcext:value-type="float">
            <text:p>30871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bobyqb</text:p>
          </table:table-cell>
          <table:table-cell office:value-type="float" office:value="327" calcext:value-type="float">
            <text:p>327</text:p>
          </table:table-cell>
          <table:table-cell office:value-type="float" office:value="463" calcext:value-type="float">
            <text:p>463</text:p>
          </table:table-cell>
          <table:table-cell office:value-type="float" office:value="2197" calcext:value-type="float">
            <text:p>2197</text:p>
          </table:table-cell>
          <table:table-cell office:value-type="float" office:value="872" calcext:value-type="float">
            <text:p>872</text:p>
          </table:table-cell>
          <table:table-cell office:value-type="float" office:value="1198" calcext:value-type="float">
            <text:p>1198</text:p>
          </table:table-cell>
          <table:table-cell office:value-type="float" office:value="39.6904870277651" calcext:value-type="float">
            <text:p>39.6904870277651</text:p>
          </table:table-cell>
          <table:table-cell office:value-type="float" office:value="54.5289030496131" calcext:value-type="float">
            <text:p>54.5289030496131</text:p>
          </table:table-cell>
          <table:table-cell office:value-type="float" office:value="29" calcext:value-type="float">
            <text:p>29</text:p>
          </table:table-cell>
          <table:table-cell office:value-type="float" office:value="29314" calcext:value-type="float">
            <text:p>29314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trsbox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1194" calcext:value-type="float">
            <text:p>1194</text:p>
          </table:table-cell>
          <table:table-cell office:value-type="float" office:value="595" calcext:value-type="float">
            <text:p>595</text:p>
          </table:table-cell>
          <table:table-cell office:value-type="float" office:value="833" calcext:value-type="float">
            <text:p>833</text:p>
          </table:table-cell>
          <table:table-cell office:value-type="float" office:value="49.8324958123953" calcext:value-type="float">
            <text:p>49.8324958123953</text:p>
          </table:table-cell>
          <table:table-cell office:value-type="float" office:value="69.7654941373534" calcext:value-type="float">
            <text:p>69.7654941373534</text:p>
          </table:table-cell>
          <table:table-cell office:value-type="float" office:value="4" calcext:value-type="float">
            <text:p>4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trsbox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1194" calcext:value-type="float">
            <text:p>1194</text:p>
          </table:table-cell>
          <table:table-cell office:value-type="float" office:value="595" calcext:value-type="float">
            <text:p>595</text:p>
          </table:table-cell>
          <table:table-cell office:value-type="float" office:value="833" calcext:value-type="float">
            <text:p>833</text:p>
          </table:table-cell>
          <table:table-cell office:value-type="float" office:value="49.8324958123953" calcext:value-type="float">
            <text:p>49.8324958123953</text:p>
          </table:table-cell>
          <table:table-cell office:value-type="float" office:value="69.7654941373534" calcext:value-type="float">
            <text:p>69.7654941373534</text:p>
          </table:table-cell>
          <table:table-cell office:value-type="float" office:value="4" calcext:value-type="float">
            <text:p>4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&lt;init&gt;</text:p>
          </table:table-cell>
          <table:table-cell office:value-type="float" office:value="205" calcext:value-type="float">
            <text:p>205</text:p>
          </table:table-cell>
          <table:table-cell office:value-type="float" office:value="288" calcext:value-type="float">
            <text:p>288</text:p>
          </table:table-cell>
          <table:table-cell office:value-type="float" office:value="1106" calcext:value-type="float">
            <text:p>1106</text:p>
          </table:table-cell>
          <table:table-cell office:value-type="float" office:value="341" calcext:value-type="float">
            <text:p>341</text:p>
          </table:table-cell>
          <table:table-cell office:value-type="float" office:value="571" calcext:value-type="float">
            <text:p>571</text:p>
          </table:table-cell>
          <table:table-cell office:value-type="float" office:value="30.8318264014467" calcext:value-type="float">
            <text:p>30.8318264014467</text:p>
          </table:table-cell>
          <table:table-cell office:value-type="float" office:value="51.627486437613" calcext:value-type="float">
            <text:p>51.627486437613</text:p>
          </table:table-cell>
          <table:table-cell office:value-type="float" office:value="2" calcext:value-type="float">
            <text:p>2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integrate</text:p>
          </table:table-cell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office:value-type="float" office:value="951" calcext:value-type="float">
            <text:p>951</text:p>
          </table:table-cell>
          <table:table-cell office:value-type="float" office:value="368" calcext:value-type="float">
            <text:p>368</text:p>
          </table:table-cell>
          <table:table-cell office:value-type="float" office:value="576" calcext:value-type="float">
            <text:p>576</text:p>
          </table:table-cell>
          <table:table-cell office:value-type="float" office:value="38.6961093585699" calcext:value-type="float">
            <text:p>38.6961093585699</text:p>
          </table:table-cell>
          <table:table-cell office:value-type="float" office:value="60.5678233438486" calcext:value-type="float">
            <text:p>60.5678233438486</text:p>
          </table:table-cell>
          <table:table-cell office:value-type="float" office:value="2" calcext:value-type="float">
            <text:p>2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altmov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710" calcext:value-type="float">
            <text:p>710</text:p>
          </table:table-cell>
          <table:table-cell office:value-type="float" office:value="188" calcext:value-type="float">
            <text:p>188</text:p>
          </table:table-cell>
          <table:table-cell office:value-type="float" office:value="335" calcext:value-type="float">
            <text:p>335</text:p>
          </table:table-cell>
          <table:table-cell office:value-type="float" office:value="26.4788732394366" calcext:value-type="float">
            <text:p>26.4788732394366</text:p>
          </table:table-cell>
          <table:table-cell office:value-type="float" office:value="47.1830985915493" calcext:value-type="float">
            <text:p>47.1830985915493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altmov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710" calcext:value-type="float">
            <text:p>710</text:p>
          </table:table-cell>
          <table:table-cell office:value-type="float" office:value="188" calcext:value-type="float">
            <text:p>188</text:p>
          </table:table-cell>
          <table:table-cell office:value-type="float" office:value="335" calcext:value-type="float">
            <text:p>335</text:p>
          </table:table-cell>
          <table:table-cell office:value-type="float" office:value="26.4788732394366" calcext:value-type="float">
            <text:p>26.4788732394366</text:p>
          </table:table-cell>
          <table:table-cell office:value-type="float" office:value="47.1830985915493" calcext:value-type="float">
            <text:p>47.1830985915493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@@ org.apache.commons.math3.linear.EigenDecomposition.findEigenVectorsFromSchur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487" calcext:value-type="float">
            <text:p>487</text:p>
          </table:table-cell>
          <table:table-cell office:value-type="float" office:value="132" calcext:value-type="float">
            <text:p>132</text:p>
          </table:table-cell>
          <table:table-cell office:value-type="float" office:value="245" calcext:value-type="float">
            <text:p>245</text:p>
          </table:table-cell>
          <table:table-cell office:value-type="float" office:value="27.1047227926078" calcext:value-type="float">
            <text:p>27.1047227926078</text:p>
          </table:table-cell>
          <table:table-cell office:value-type="float" office:value="50.3080082135524" calcext:value-type="float">
            <text:p>50.3080082135524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doOptimize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456" calcext:value-type="float">
            <text:p>456</text:p>
          </table:table-cell>
          <table:table-cell office:value-type="float" office:value="121" calcext:value-type="float">
            <text:p>121</text:p>
          </table:table-cell>
          <table:table-cell office:value-type="float" office:value="214" calcext:value-type="float">
            <text:p>214</text:p>
          </table:table-cell>
          <table:table-cell office:value-type="float" office:value="26.5350877192982" calcext:value-type="float">
            <text:p>26.5350877192982</text:p>
          </table:table-cell>
          <table:table-cell office:value-type="float" office:value="46.9298245614035" calcext:value-type="float">
            <text:p>46.9298245614035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@@ org.apache.commons.math3.optim.univariate.BrentOptimizer.doOptimize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 office:value-type="float" office:value="192" calcext:value-type="float">
            <text:p>192</text:p>
          </table:table-cell>
          <table:table-cell office:value-type="float" office:value="319" calcext:value-type="float">
            <text:p>319</text:p>
          </table:table-cell>
          <table:table-cell office:value-type="float" office:value="42.4778761061947" calcext:value-type="float">
            <text:p>42.4778761061947</text:p>
          </table:table-cell>
          <table:table-cell office:value-type="float" office:value="70.5752212389381" calcext:value-type="float">
            <text:p>70.575221238938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@@ org.apache.commons.math3.optimization.univariate.BrentOptimizer.doOptimize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 office:value-type="float" office:value="192" calcext:value-type="float">
            <text:p>192</text:p>
          </table:table-cell>
          <table:table-cell office:value-type="float" office:value="319" calcext:value-type="float">
            <text:p>319</text:p>
          </table:table-cell>
          <table:table-cell office:value-type="float" office:value="42.4778761061947" calcext:value-type="float">
            <text:p>42.4778761061947</text:p>
          </table:table-cell>
          <table:table-cell office:value-type="float" office:value="70.5752212389381" calcext:value-type="float">
            <text:p>70.5752212389381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doOptimize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450" calcext:value-type="float">
            <text:p>450</text:p>
          </table:table-cell>
          <table:table-cell office:value-type="float" office:value="121" calcext:value-type="float">
            <text:p>121</text:p>
          </table:table-cell>
          <table:table-cell office:value-type="float" office:value="211" calcext:value-type="float">
            <text:p>211</text:p>
          </table:table-cell>
          <table:table-cell office:value-type="float" office:value="26.8888888888889" calcext:value-type="float">
            <text:p>26.8888888888889</text:p>
          </table:table-cell>
          <table:table-cell office:value-type="float" office:value="46.8888888888889" calcext:value-type="float">
            <text:p>46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@@ org.apache.commons.math3.linear.EigenDecomposition.findEigenVectors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450" calcext:value-type="float">
            <text:p>450</text:p>
          </table:table-cell>
          <table:table-cell office:value-type="float" office:value="145" calcext:value-type="float">
            <text:p>145</text:p>
          </table:table-cell>
          <table:table-cell office:value-type="float" office:value="242" calcext:value-type="float">
            <text:p>242</text:p>
          </table:table-cell>
          <table:table-cell office:value-type="float" office:value="32.2222222222222" calcext:value-type="float">
            <text:p>32.2222222222222</text:p>
          </table:table-cell>
          <table:table-cell office:value-type="float" office:value="53.7777777777778" calcext:value-type="float">
            <text:p>53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doOptimize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427" calcext:value-type="float">
            <text:p>427</text:p>
          </table:table-cell>
          <table:table-cell office:value-type="float" office:value="121" calcext:value-type="float">
            <text:p>121</text:p>
          </table:table-cell>
          <table:table-cell office:value-type="float" office:value="213" calcext:value-type="float">
            <text:p>213</text:p>
          </table:table-cell>
          <table:table-cell office:value-type="float" office:value="28.3372365339578" calcext:value-type="float">
            <text:p>28.3372365339578</text:p>
          </table:table-cell>
          <table:table-cell office:value-type="float" office:value="49.8829039812646" calcext:value-type="float">
            <text:p>49.8829039812646</text:p>
          </table:table-cell>
          <table:table-cell office:value-type="float" office:value="3" calcext:value-type="float">
            <text:p>3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prelim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388" calcext:value-type="float">
            <text:p>388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18.5567010309278" calcext:value-type="float">
            <text:p>18.5567010309278</text:p>
          </table:table-cell>
          <table:table-cell office:value-type="float" office:value="37.1134020618557" calcext:value-type="float">
            <text:p>37.1134020618557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prelim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388" calcext:value-type="float">
            <text:p>388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18.5567010309278" calcext:value-type="float">
            <text:p>18.5567010309278</text:p>
          </table:table-cell>
          <table:table-cell office:value-type="float" office:value="37.1134020618557" calcext:value-type="float">
            <text:p>37.113402061855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determineLMParameter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384" calcext:value-type="float">
            <text:p>384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8.2291666666667" calcext:value-type="float">
            <text:p>18.2291666666667</text:p>
          </table:table-cell>
          <table:table-cell office:value-type="float" office:value="30.2083333333333" calcext:value-type="float">
            <text:p>30.2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determineLMParameter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382" calcext:value-type="float">
            <text:p>382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8.3246073298429" calcext:value-type="float">
            <text:p>18.3246073298429</text:p>
          </table:table-cell>
          <table:table-cell office:value-type="float" office:value="30.3664921465969" calcext:value-type="float">
            <text:p>30.3664921465969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determineLMParameter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349" calcext:value-type="float">
            <text:p>349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20.0573065902579" calcext:value-type="float">
            <text:p>20.0573065902579</text:p>
          </table:table-cell>
          <table:table-cell office:value-type="float" office:value="33.2378223495702" calcext:value-type="float">
            <text:p>33.2378223495702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ingFunction.&lt;init&gt;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349" calcext:value-type="float">
            <text:p>349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20.6303724928367" calcext:value-type="float">
            <text:p>20.6303724928367</text:p>
          </table:table-cell>
          <table:table-cell office:value-type="float" office:value="44.6991404011461" calcext:value-type="float">
            <text:p>44.6991404011461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doOptimize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348" calcext:value-type="float">
            <text:p>348</text:p>
          </table:table-cell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  <table:table-cell office:value-type="float" office:value="28.448275862069" calcext:value-type="float">
            <text:p>28.448275862069</text:p>
          </table:table-cell>
          <table:table-cell office:value-type="float" office:value="47.9885057471264" calcext:value-type="float">
            <text:p>47.9885057471264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doOptimize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348" calcext:value-type="float">
            <text:p>348</text:p>
          </table:table-cell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  <table:table-cell office:value-type="float" office:value="28.448275862069" calcext:value-type="float">
            <text:p>28.448275862069</text:p>
          </table:table-cell>
          <table:table-cell office:value-type="float" office:value="47.9885057471264" calcext:value-type="float">
            <text:p>47.9885057471264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@@ org.apache.commons.math3.dfp.Dfp.divide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345" calcext:value-type="float">
            <text:p>345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float" office:value="26.9565217391304" calcext:value-type="float">
            <text:p>26.9565217391304</text:p>
          </table:table-cell>
          <table:table-cell office:value-type="float" office:value="42.3188405797101" calcext:value-type="float">
            <text:p>42.318840579710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@@ org.apache.commons.math3.dfp.BracketingNthOrderBrentSolverDFP.solve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326" calcext:value-type="float">
            <text:p>326</text:p>
          </table:table-cell>
          <table:table-cell office:value-type="float" office:value="150" calcext:value-type="float">
            <text:p>150</text:p>
          </table:table-cell>
          <table:table-cell office:value-type="float" office:value="231" calcext:value-type="float">
            <text:p>231</text:p>
          </table:table-cell>
          <table:table-cell office:value-type="float" office:value="46.0122699386503" calcext:value-type="float">
            <text:p>46.0122699386503</text:p>
          </table:table-cell>
          <table:table-cell office:value-type="float" office:value="70.8588957055215" calcext:value-type="float">
            <text:p>70.858895705521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doSolve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317" calcext:value-type="float">
            <text:p>317</text:p>
          </table:table-cell>
          <table:table-cell office:value-type="float" office:value="143" calcext:value-type="float">
            <text:p>143</text:p>
          </table:table-cell>
          <table:table-cell office:value-type="float" office:value="226" calcext:value-type="float">
            <text:p>226</text:p>
          </table:table-cell>
          <table:table-cell office:value-type="float" office:value="45.1104100946372" calcext:value-type="float">
            <text:p>45.1104100946372</text:p>
          </table:table-cell>
          <table:table-cell office:value-type="float" office:value="71.2933753943218" calcext:value-type="float">
            <text:p>71.2933753943218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@@ org.apache.commons.math3.dfp.Dfp.&lt;init&gt;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317" calcext:value-type="float">
            <text:p>317</text:p>
          </table:table-cell>
          <table:table-cell office:value-type="float" office:value="152" calcext:value-type="float">
            <text:p>152</text:p>
          </table:table-cell>
          <table:table-cell office:value-type="float" office:value="242" calcext:value-type="float">
            <text:p>242</text:p>
          </table:table-cell>
          <table:table-cell office:value-type="float" office:value="47.9495268138801" calcext:value-type="float">
            <text:p>47.9495268138801</text:p>
          </table:table-cell>
          <table:table-cell office:value-type="float" office:value="76.3406940063092" calcext:value-type="float">
            <text:p>76.340694006309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or.interpolate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307" calcext:value-type="float">
            <text:p>307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19.5439739413681" calcext:value-type="float">
            <text:p>19.5439739413681</text:p>
          </table:table-cell>
          <table:table-cell office:value-type="float" office:value="33.5504885993485" calcext:value-type="float">
            <text:p>33.5504885993485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@@ org.apache.commons.math3.ode.nonstiff.EmbeddedRungeKuttaIntegrator.integrate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float" office:value="24.0802675585284" calcext:value-type="float">
            <text:p>24.0802675585284</text:p>
          </table:table-cell>
          <table:table-cell office:value-type="float" office:value="38.7959866220736" calcext:value-type="float">
            <text:p>38.7959866220736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@@ org.apache.commons.math3.linear.SchurTransformer.performDoubleQRStep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278" calcext:value-type="float">
            <text:p>278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25.1798561151079" calcext:value-type="float">
            <text:p>25.1798561151079</text:p>
          </table:table-cell>
          <table:table-cell office:value-type="float" office:value="48.9208633093525" calcext:value-type="float">
            <text:p>48.920863309352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@@ org.apache.commons.math3.dfp.Dfp.add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28.6245353159851" calcext:value-type="float">
            <text:p>28.6245353159851</text:p>
          </table:table-cell>
          <table:table-cell office:value-type="float" office:value="45.724907063197" calcext:value-type="float">
            <text:p>45.72490706319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@@ org.apache.commons.math3.dfp.DfpDec.round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258" calcext:value-type="float">
            <text:p>258</text:p>
          </table:table-cell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office:value-type="float" office:value="49.6124031007752" calcext:value-type="float">
            <text:p>49.6124031007752</text:p>
          </table:table-cell>
          <table:table-cell office:value-type="float" office:value="69.7674418604651" calcext:value-type="float">
            <text:p>69.767441860465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@@ org.apache.commons.math3.optim.univariate.BracketFinder.search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54" calcext:value-type="float">
            <text:p>254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22.4409448818898" calcext:value-type="float">
            <text:p>22.4409448818898</text:p>
          </table:table-cell>
          <table:table-cell office:value-type="float" office:value="51.1811023622047" calcext:value-type="float">
            <text:p>51.181102362204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@@ org.apache.commons.math3.optimization.univariate.BracketFinder.search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54" calcext:value-type="float">
            <text:p>254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22.4409448818898" calcext:value-type="float">
            <text:p>22.4409448818898</text:p>
          </table:table-cell>
          <table:table-cell office:value-type="float" office:value="51.1811023622047" calcext:value-type="float">
            <text:p>51.181102362204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regress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26.5822784810127" calcext:value-type="float">
            <text:p>26.5822784810127</text:p>
          </table:table-cell>
          <table:table-cell office:value-type="float" office:value="46.4135021097046" calcext:value-type="float">
            <text:p>46.413502109704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@@ org.apache.commons.math3.analysis.solvers.BrentSolver.brent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85" calcext:value-type="float">
            <text:p>85</text:p>
          </table:table-cell>
          <table:table-cell office:value-type="float" office:value="153" calcext:value-type="float">
            <text:p>153</text:p>
          </table:table-cell>
          <table:table-cell office:value-type="float" office:value="37.117903930131" calcext:value-type="float">
            <text:p>37.117903930131</text:p>
          </table:table-cell>
          <table:table-cell office:value-type="float" office:value="66.8122270742358" calcext:value-type="float">
            <text:p>66.8122270742358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vmove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17.5438596491228" calcext:value-type="float">
            <text:p>17.543859649122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determineLMDirection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9.3832599118943" calcext:value-type="float">
            <text:p>19.3832599118943</text:p>
          </table:table-cell>
          <table:table-cell office:value-type="float" office:value="34.3612334801762" calcext:value-type="float">
            <text:p>34.36123348017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determineLMDirection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9.3832599118943" calcext:value-type="float">
            <text:p>19.3832599118943</text:p>
          </table:table-cell>
          <table:table-cell office:value-type="float" office:value="34.3612334801762" calcext:value-type="float">
            <text:p>34.361233480176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@@ org.apache.commons.math3.dfp.Dfp.multiply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22.5663716814159" calcext:value-type="float">
            <text:p>22.5663716814159</text:p>
          </table:table-cell>
          <table:table-cell office:value-type="float" office:value="34.9557522123894" calcext:value-type="float">
            <text:p>34.955752212389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@@ org.apache.commons.math3.dfp.DfpMath.pow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218" calcext:value-type="float">
            <text:p>218</text:p>
          </table:table-cell>
          <table:table-cell office:value-type="float" office:value="73" calcext:value-type="float">
            <text:p>73</text:p>
          </table:table-cell>
          <table:table-cell office:value-type="float" office:value="144" calcext:value-type="float">
            <text:p>144</text:p>
          </table:table-cell>
          <table:table-cell office:value-type="float" office:value="33.4862385321101" calcext:value-type="float">
            <text:p>33.4862385321101</text:p>
          </table:table-cell>
          <table:table-cell office:value-type="float" office:value="66.0550458715596" calcext:value-type="float">
            <text:p>66.055045871559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determineLMDirection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01" calcext:value-type="float">
            <text:p>201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21.8905472636816" calcext:value-type="float">
            <text:p>21.8905472636816</text:p>
          </table:table-cell>
          <table:table-cell office:value-type="float" office:value="38.8059701492537" calcext:value-type="float">
            <text:p>38.8059701492537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.fit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17.910447761194" calcext:value-type="float">
            <text:p>17.910447761194</text:p>
          </table:table-cell>
          <table:table-cell office:value-type="float" office:value="30.3482587064677" calcext:value-type="float">
            <text:p>30.348258706467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@@ org.apache.commons.math3.analysis.solvers.MullerSolver.solve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38.5" calcext:value-type="float">
            <text:p>38.5</text:p>
          </table:table-cell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getPartialCorrelations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7.1717171717172" calcext:value-type="float">
            <text:p>17.1717171717172</text:p>
          </table:table-cell>
          <table:table-cell office:value-type="float" office:value="26.7676767676768" calcext:value-type="float">
            <text:p>26.767676767676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@@ org.apache.commons.math3.optim.nonlinear.scalar.noderiv.NelderMeadSimplex.iterate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4.8351648351648" calcext:value-type="float">
            <text:p>14.8351648351648</text:p>
          </table:table-cell>
          <table:table-cell office:value-type="float" office:value="23.6263736263736" calcext:value-type="float">
            <text:p>23.626373626373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@@ org.apache.commons.math3.optimization.direct.NelderMeadSimplex.iterate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4.8351648351648" calcext:value-type="float">
            <text:p>14.8351648351648</text:p>
          </table:table-cell>
          <table:table-cell office:value-type="float" office:value="23.6263736263736" calcext:value-type="float">
            <text:p>23.626373626373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@@ org.apache.commons.math3.linear.LUDecomposition.&lt;init&gt;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24.8618784530387" calcext:value-type="float">
            <text:p>24.8618784530387</text:p>
          </table:table-cell>
          <table:table-cell office:value-type="float" office:value="40.8839779005525" calcext:value-type="float">
            <text:p>40.883977900552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smooth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2.7777777777778" calcext:value-type="float">
            <text:p>32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@@ org.apache.commons.math3.linear.FieldLUDecomposition.&lt;init&gt;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79" calcext:value-type="float">
            <text:p>179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24.5810055865922" calcext:value-type="float">
            <text:p>24.5810055865922</text:p>
          </table:table-cell>
          <table:table-cell office:value-type="float" office:value="41.8994413407821" calcext:value-type="float">
            <text:p>41.89944134078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@@ org.apache.commons.math3.util.FastMath.reducePayneHanek</text:p>
          </table:table-cell>
          <table:table-cell office:value-type="float" office:value="116" calcext:value-type="float">
            <text:p>116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office:value-type="float" office:value="64.7727272727273" calcext:value-type="float">
            <text:p>64.7727272727273</text:p>
          </table:table-cell>
          <table:table-cell office:value-type="float" office:value="78.9772727272727" calcext:value-type="float">
            <text:p>78.9772727272727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@@ org.apache.commons.math3.linear.BiDiagonalTransformer.transformToUpperBiDiagonal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74" calcext:value-type="float">
            <text:p>174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22.9885057471264" calcext:value-type="float">
            <text:p>22.9885057471264</text:p>
          </table:table-cell>
          <table:table-cell office:value-type="float" office:value="39.0804597701149" calcext:value-type="float">
            <text:p>39.080459770114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@@ org.apache.commons.math3.linear.BiDiagonalTransformer.transformToLowerBiDiagonal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74" calcext:value-type="float">
            <text:p>174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22.9885057471264" calcext:value-type="float">
            <text:p>22.9885057471264</text:p>
          </table:table-cell>
          <table:table-cell office:value-type="float" office:value="39.0804597701149" calcext:value-type="float">
            <text:p>39.080459770114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@@ org.apache.commons.math3.ode.nonstiff.AdamsBashforthIntegrator.integrate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8.3908045977011" calcext:value-type="float">
            <text:p>18.3908045977011</text:p>
          </table:table-cell>
          <table:table-cell office:value-type="float" office:value="30.4597701149425" calcext:value-type="float">
            <text:p>30.459770114942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@@ org.apache.commons.math3.ode.nonstiff.RungeKuttaIntegrator.integrate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7.9190751445087" calcext:value-type="float">
            <text:p>17.9190751445087</text:p>
          </table:table-cell>
          <table:table-cell office:value-type="float" office:value="30.0578034682081" calcext:value-type="float">
            <text:p>30.057803468208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@@ org.apache.commons.math3.ode.AbstractIntegrator.acceptStep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71" calcext:value-type="float">
            <text:p>17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9.8245614035088" calcext:value-type="float">
            <text:p>29.8245614035088</text:p>
          </table:table-cell>
          <table:table-cell office:value-type="float" office:value="42.6900584795322" calcext:value-type="float">
            <text:p>42.690058479532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@@ org.apache.commons.math3.ode.nonstiff.AdamsMoultonIntegrator.integrate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qrDecomposition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27.2189349112426" calcext:value-type="float">
            <text:p>27.2189349112426</text:p>
          </table:table-cell>
          <table:table-cell office:value-type="float" office:value="45.5621301775148" calcext:value-type="float">
            <text:p>45.5621301775148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qrDecomposition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27.2189349112426" calcext:value-type="float">
            <text:p>27.2189349112426</text:p>
          </table:table-cell>
          <table:table-cell office:value-type="float" office:value="45.5621301775148" calcext:value-type="float">
            <text:p>45.562130177514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qrDecomposition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27.2189349112426" calcext:value-type="float">
            <text:p>27.2189349112426</text:p>
          </table:table-cell>
          <table:table-cell office:value-type="float" office:value="45.5621301775148" calcext:value-type="float">
            <text:p>45.562130177514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@@ org.apache.commons.math3.linear.RectangularCholeskyDecomposition.&lt;init&gt;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26.3473053892216" calcext:value-type="float">
            <text:p>26.3473053892216</text:p>
          </table:table-cell>
          <table:table-cell office:value-type="float" office:value="44.311377245509" calcext:value-type="float">
            <text:p>44.31137724550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@@ org.apache.commons.math3.analysis.integration.gauss.LegendreHighPrecisionRuleFactory.computeRule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9.8795180722892" calcext:value-type="float">
            <text:p>19.8795180722892</text:p>
          </table:table-cell>
          <table:table-cell office:value-type="float" office:value="31.9277108433735" calcext:value-type="float">
            <text:p>31.927710843373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@@ org.apache.commons.math3.linear.QRDecomposition$Solver.solve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6.0493827160494" calcext:value-type="float">
            <text:p>16.0493827160494</text:p>
          </table:table-cell>
          <table:table-cell office:value-type="float" office:value="25.3086419753086" calcext:value-type="float">
            <text:p>25.30864197530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or.interpolate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9.1358024691358" calcext:value-type="float">
            <text:p>19.1358024691358</text:p>
          </table:table-cell>
          <table:table-cell office:value-type="float" office:value="32.7160493827161" calcext:value-type="float">
            <text:p>32.716049382716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@@ org.apache.commons.math3.ode.JacobianMatrices$JacobiansSecondaryEquations.computeDerivatives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19.2546583850932" calcext:value-type="float">
            <text:p>19.2546583850932</text:p>
          </table:table-cell>
          <table:table-cell office:value-type="float" office:value="29.1925465838509" calcext:value-type="float">
            <text:p>29.192546583850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CompositionIndirection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23.75" calcext:value-type="float">
            <text:p>23.7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@@ org.apache.commons.math3.analysis.solvers.BaseSecantSolver.doSolv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@@ org.apache.commons.math3.linear.HessenbergTransformer.transform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.75" calcext:value-type="float">
            <text:p>23.75</text:p>
          </table:table-cell>
          <table:table-cell office:value-type="float" office:value="39.375" calcext:value-type="float">
            <text:p>39.37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@@ org.apache.commons.math3.ode.events.EventState.evaluateStep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32.0754716981132" calcext:value-type="float">
            <text:p>32.0754716981132</text:p>
          </table:table-cell>
          <table:table-cell office:value-type="float" office:value="49.685534591195" calcext:value-type="float">
            <text:p>49.68553459119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regres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23.2704402515723" calcext:value-type="float">
            <text:p>23.2704402515723</text:p>
          </table:table-cell>
          <table:table-cell office:value-type="float" office:value="38.3647798742138" calcext:value-type="float">
            <text:p>38.364779874213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@@ org.apache.commons.math3.optimization.general.NonLinearConjugateGradientOptimizer.doOptimize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7.012987012987" calcext:value-type="float">
            <text:p>37.01298701298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.doOptimize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24.1830065359477" calcext:value-type="float">
            <text:p>24.1830065359477</text:p>
          </table:table-cell>
          <table:table-cell office:value-type="float" office:value="39.8692810457516" calcext:value-type="float">
            <text:p>39.869281045751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@@ org.apache.commons.math3.optimization.direct.PowellOptimizer.doOptimize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29.3333333333333" calcext:value-type="float">
            <text:p>29.333333333333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@@ org.apache.commons.math3.analysis.interpolation.SmoothingPolynomialBicubicSplineInterpolator.interpolate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9.3333333333333" calcext:value-type="float">
            <text:p>19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.doOptimize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29.5302013422819" calcext:value-type="float">
            <text:p>29.5302013422819</text:p>
          </table:table-cell>
          <table:table-cell office:value-type="float" office:value="53.6912751677852" calcext:value-type="float">
            <text:p>53.69127516778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update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5.7534246575342" calcext:value-type="float">
            <text:p>15.7534246575342</text:p>
          </table:table-cell>
          <table:table-cell office:value-type="float" office:value="30.8219178082192" calcext:value-type="float">
            <text:p>30.821917808219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update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5.7534246575342" calcext:value-type="float">
            <text:p>15.7534246575342</text:p>
          </table:table-cell>
          <table:table-cell office:value-type="float" office:value="30.8219178082192" calcext:value-type="float">
            <text:p>30.821917808219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getAngles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24.6575342465753" calcext:value-type="float">
            <text:p>24.6575342465753</text:p>
          </table:table-cell>
          <table:table-cell office:value-type="float" office:value="47.9452054794521" calcext:value-type="float">
            <text:p>47.94520547945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cov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21.3793103448276" calcext:value-type="float">
            <text:p>21.3793103448276</text:p>
          </table:table-cell>
          <table:table-cell office:value-type="float" office:value="45.5172413793104" calcext:value-type="float">
            <text:p>45.517241379310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chooseInitialCenters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43" calcext:value-type="float">
            <text:p>143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28.6713286713287" calcext:value-type="float">
            <text:p>28.6713286713287</text:p>
          </table:table-cell>
          <table:table-cell office:value-type="float" office:value="55.2447552447552" calcext:value-type="float">
            <text:p>55.24475524475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@@ org.apache.commons.math3.ode.ContinuousOutputModel.setInterpolatedTime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23.7762237762238" calcext:value-type="float">
            <text:p>23.7762237762238</text:p>
          </table:table-cell>
          <table:table-cell office:value-type="float" office:value="51.0489510489511" calcext:value-type="float">
            <text:p>51.04895104895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getAngles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25.7142857142857" calcext:value-type="float">
            <text:p>25.71428571428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optim.BaseMultiStartMultivariateOptimizer.doOptimize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2.6086956521739" calcext:value-type="float">
            <text:p>32.6086956521739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insertEdges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32.1167883211679" calcext:value-type="float">
            <text:p>32.1167883211679</text:p>
          </table:table-cell>
          <table:table-cell office:value-type="float" office:value="54.014598540146" calcext:value-type="float">
            <text:p>54.01459854014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@@ org.apache.commons.math3.analysis.integration.gauss.LegendreRuleFactory.computeRule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44.8529411764706" calcext:value-type="float">
            <text:p>44.8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chooseInitialCenters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30.1470588235294" calcext:value-type="float">
            <text:p>30.1470588235294</text:p>
          </table:table-cell>
          <table:table-cell office:value-type="float" office:value="58.0882352941177" calcext:value-type="float">
            <text:p>58.0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@@ org.apache.commons.math3.linear.TriDiagonalTransformer.transform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6.9117647058824" calcext:value-type="float">
            <text:p>16.9117647058824</text:p>
          </table:table-cell>
          <table:table-cell office:value-type="float" office:value="27.2058823529412" calcext:value-type="float">
            <text:p>27.2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@@ org.apache.commons.math3.analysis.integration.gauss.HermiteRuleFactory.computeRule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5.1851851851852" calcext:value-type="float">
            <text:p>45.185185185185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@@ org.apache.commons.math3.dfp.Dfp.dfp2string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32.8358208955224" calcext:value-type="float">
            <text:p>32.8358208955224</text:p>
          </table:table-cell>
          <table:table-cell office:value-type="float" office:value="57.4626865671642" calcext:value-type="float">
            <text:p>57.46268656716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include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2.3076923076923" calcext:value-type="float">
            <text:p>22.3076923076923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@@ org.apache.commons.math3.linear.SchurTransformer.transform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2.65625" calcext:value-type="float">
            <text:p>22.65625</text:p>
          </table:table-cell>
          <table:table-cell office:value-type="float" office:value="41.40625" calcext:value-type="float">
            <text:p>41.406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@@ org.apache.commons.math3.linear.FieldLUDecomposition$Solver.solv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27.34375" calcext:value-type="float">
            <text:p>27.3437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@@ org.apache.commons.math3.dfp.Dfp.trunc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9.8412698412698" calcext:value-type="float">
            <text:p>19.8412698412698</text:p>
          </table:table-cell>
          <table:table-cell office:value-type="float" office:value="41.2698412698413" calcext:value-type="float">
            <text:p>41.26984126984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distribution.PoissonDistribution.nextPoisson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3.2" calcext:value-type="float">
            <text:p>23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@@ org.apache.commons.math3.linear.BlockFieldMatrix.multiply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4.5161290322581" calcext:value-type="float">
            <text:p>14.51612903225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@@ org.apache.commons.math3.linear.LUDecomposition$Solver.solv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7.741935483871" calcext:value-type="float">
            <text:p>17.741935483871</text:p>
          </table:table-cell>
          <table:table-cell office:value-type="float" office:value="28.2258064516129" calcext:value-type="float">
            <text:p>28.2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@@ org.apache.commons.math3.dfp.Dfp.compare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7.9032258064516" calcext:value-type="float">
            <text:p>37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linear.BlockRealMatrix.multiply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25.2032520325203" calcext:value-type="float">
            <text:p>25.203252032520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tryStep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24.5901639344262" calcext:value-type="float">
            <text:p>24.5901639344262</text:p>
          </table:table-cell>
          <table:table-cell office:value-type="float" office:value="41.8032786885246" calcext:value-type="float">
            <text:p>41.803278688524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copy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.5737704918033" calcext:value-type="float">
            <text:p>15.5737704918033</text:p>
          </table:table-cell>
          <table:table-cell office:value-type="float" office:value="22.9508196721311" calcext:value-type="float">
            <text:p>22.95081967213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getPivotRow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60.8333333333333" calcext:value-type="float">
            <text:p>60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@@ org.apache.commons.math3.optim.linear.SimplexSolver.getPivotRow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60.8333333333333" calcext:value-type="float">
            <text:p>60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singcheck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@@ org.apache.commons.math3.distribution.AbstractRealDistribution.inverseCumulativeProbability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computeInterpolatedStateAndDerivatives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@@ org.apache.commons.math3.analysis.solvers.MullerSolver2.doSolve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4.5762711864407" calcext:value-type="float">
            <text:p>24.5762711864407</text:p>
          </table:table-cell>
          <table:table-cell office:value-type="float" office:value="43.2203389830509" calcext:value-type="float">
            <text:p>43.220338983050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createH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24.7863247863248" calcext:value-type="float">
            <text:p>24.7863247863248</text:p>
          </table:table-cell>
          <table:table-cell office:value-type="float" office:value="41.8803418803419" calcext:value-type="float">
            <text:p>41.88034188034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@@ org.apache.commons.math3.special.Beta.logBeta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37.6068376068376" calcext:value-type="float">
            <text:p>37.60683760683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forceSide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52.5862068965517" calcext:value-type="float">
            <text:p>52.586206896551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@@ org.apache.commons.math3.linear.HessenbergTransformer.getP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@@ org.apache.commons.math3.linear.RealMatrixFormat.parse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2.1739130434783" calcext:value-type="float">
            <text:p>32.1739130434783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@@ org.apache.commons.math3.util.FastMath.log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7.4336283185841" calcext:value-type="float">
            <text:p>27.4336283185841</text:p>
          </table:table-cell>
          <table:table-cell office:value-type="float" office:value="48.6725663716814" calcext:value-type="float">
            <text:p>48.67256637168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@@ org.apache.commons.math3.geometry.euclidean.threed.OutlineExtractor$BoundaryProjector.addContribution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7.4336283185841" calcext:value-type="float">
            <text:p>27.4336283185841</text:p>
          </table:table-cell>
          <table:table-cell office:value-type="float" office:value="43.3628318584071" calcext:value-type="float">
            <text:p>43.362831858407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&lt;init&gt;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9.6428571428571" calcext:value-type="float">
            <text:p>19.6428571428571</text:p>
          </table:table-cell>
          <table:table-cell office:value-type="float" office:value="41.0714285714286" calcext:value-type="float">
            <text:p>41.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@@ org.apache.commons.math3.util.MathArrays.safeNorm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@@ org.apache.commons.math3.linear.BiDiagonalTransformer.getU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2.3214285714286" calcext:value-type="float">
            <text:p>22.3214285714286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@@ org.apache.commons.math3.dfp.Dfp.round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.1785714285714" calcext:value-type="float">
            <text:p>40.1785714285714</text:p>
          </table:table-cell>
          <table:table-cell office:value-type="float" office:value="58.0357142857143" calcext:value-type="float">
            <text:p>58.03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dfp.Dfp.sqrt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0.5357142857143" calcext:value-type="float">
            <text:p>20.5357142857143</text:p>
          </table:table-cell>
          <table:table-cell office:value-type="float" office:value="29.4642857142857" calcext:value-type="float">
            <text:p>29.46428571428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dfp.DfpDec.nextAfter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7.5" calcext:value-type="float">
            <text:p>37.5</text:p>
          </table:table-cell>
          <table:table-cell office:value-type="float" office:value="69.6428571428571" calcext:value-type="float">
            <text:p>69.6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fitting.leastsquares.GaussNewtonOptimizer.doOptimize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9.8198198198198" calcext:value-type="float">
            <text:p>19.8198198198198</text:p>
          </table:table-cell>
          <table:table-cell office:value-type="float" office:value="32.4324324324324" calcext:value-type="float">
            <text:p>32.432432432432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compareTo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3.6363636363636" calcext:value-type="float">
            <text:p>3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de.events.EventFilter.g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2.7272727272727" calcext:value-type="float">
            <text:p>12.7272727272727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random.MersenneTwister.setSeed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3.0275229357798" calcext:value-type="float">
            <text:p>33.0275229357798</text:p>
          </table:table-cell>
          <table:table-cell office:value-type="float" office:value="57.7981651376147" calcext:value-type="float">
            <text:p>57.798165137614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partition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48.6238532110092" calcext:value-type="float">
            <text:p>48.6238532110092</text:p>
          </table:table-cell>
          <table:table-cell office:value-type="float" office:value="77.0642201834862" calcext:value-type="float">
            <text:p>77.06422018348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@@ org.apache.commons.math3.dfp.DfpField.split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36.697247706422" calcext:value-type="float">
            <text:p>36.697247706422</text:p>
          </table:table-cell>
          <table:table-cell office:value-type="float" office:value="76.1467889908257" calcext:value-type="float">
            <text:p>76.146788990825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delete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7.037037037037" calcext:value-type="float">
            <text:p>37.037037037037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getVertices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0.8411214953271" calcext:value-type="float">
            <text:p>30.8411214953271</text:p>
          </table:table-cell>
          <table:table-cell office:value-type="float" office:value="53.2710280373832" calcext:value-type="float">
            <text:p>53.27102803738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transformInPlace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7.7570093457944" calcext:value-type="float">
            <text:p>17.7570093457944</text:p>
          </table:table-cell>
          <table:table-cell office:value-type="float" office:value="34.5794392523364" calcext:value-type="float">
            <text:p>34.579439252336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@@ org.apache.commons.math3.dfp.DfpMath.split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37.3831775700935" calcext:value-type="float">
            <text:p>37.3831775700935</text:p>
          </table:table-cell>
          <table:table-cell office:value-type="float" office:value="77.5700934579439" calcext:value-type="float">
            <text:p>77.570093457943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@@ org.apache.commons.math3.linear.CholeskyDecomposition$Solver.solve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.9811320754717" calcext:value-type="float">
            <text:p>16.9811320754717</text:p>
          </table:table-cell>
          <table:table-cell office:value-type="float" office:value="26.4150943396226" calcext:value-type="float">
            <text:p>26.415094339622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@@ org.apache.commons.math3.stat.ranking.NaturalRanking.rank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4.7619047619048" calcext:value-type="float">
            <text:p>24.7619047619048</text:p>
          </table:table-cell>
          <table:table-cell office:value-type="float" office:value="41.9047619047619" calcext:value-type="float">
            <text:p>41.9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dfp.Dfp.toDouble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35.5769230769231" calcext:value-type="float">
            <text:p>35.5769230769231</text:p>
          </table:table-cell>
          <table:table-cell office:value-type="float" office:value="63.4615384615385" calcext:value-type="float">
            <text:p>63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ode.nonstiff.AdaptiveStepsizeIntegrator.initializeStep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4.0384615384615" calcext:value-type="float">
            <text:p>24.0384615384615</text:p>
          </table:table-cell>
          <table:table-cell office:value-type="float" office:value="41.3461538461539" calcext:value-type="float">
            <text:p>41.34615384615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util.FastMath.pow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40.7766990291262" calcext:value-type="float">
            <text:p>40.7766990291262</text:p>
          </table:table-cell>
          <table:table-cell office:value-type="float" office:value="75.7281553398058" calcext:value-type="float">
            <text:p>75.72815533980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linear.BiDiagonalTransformer.getV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2.3300970873786" calcext:value-type="float">
            <text:p>22.3300970873786</text:p>
          </table:table-cell>
          <table:table-cell office:value-type="float" office:value="34.9514563106796" calcext:value-type="float">
            <text:p>34.95145631067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linear.CholeskyDecomposition.&lt;init&gt;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3.3009708737864" calcext:value-type="float">
            <text:p>23.3009708737864</text:p>
          </table:table-cell>
          <table:table-cell office:value-type="float" office:value="42.7184466019417" calcext:value-type="float">
            <text:p>42.71844660194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dfp.Dfp.dfp2sci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0.0970873786408" calcext:value-type="float">
            <text:p>30.0970873786408</text:p>
          </table:table-cell>
          <table:table-cell office:value-type="float" office:value="48.5436893203884" calcext:value-type="float">
            <text:p>48.54368932038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recurseSides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0.0970873786408" calcext:value-type="float">
            <text:p>30.0970873786408</text:p>
          </table:table-cell>
          <table:table-cell office:value-type="float" office:value="55.3398058252427" calcext:value-type="float">
            <text:p>55.33980582524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filter.KalmanFilter.&lt;init&gt;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2.3300970873786" calcext:value-type="float">
            <text:p>22.3300970873786</text:p>
          </table:table-cell>
          <table:table-cell office:value-type="float" office:value="54.3689320388349" calcext:value-type="float">
            <text:p>54.36893203883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ptimization.general.GaussNewtonOptimizer.doOptimize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9.6078431372549" calcext:value-type="float">
            <text:p>19.6078431372549</text:p>
          </table:table-cell>
          <table:table-cell office:value-type="float" office:value="30.3921568627451" calcext:value-type="float">
            <text:p>30.392156862745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@@ org.apache.commons.math3.analysis.function.Sinc.value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5.4901960784314" calcext:value-type="float">
            <text:p>25.4901960784314</text:p>
          </table:table-cell>
          <table:table-cell office:value-type="float" office:value="40.1960784313726" calcext:value-type="float">
            <text:p>40.19607843137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Optimizer.checkParameters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8.6274509803922" calcext:value-type="float">
            <text:p>18.6274509803922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GaussNewtonOptimizer.doOptimize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@@ org.apache.commons.math3.linear.BlockFieldMatrix.preMultiply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getCompiler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38.3838383838384" calcext:value-type="float">
            <text:p>38.383838383838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@@ org.apache.commons.math3.linear.BlockRealMatrix.preMultiply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.1414141414141" calcext:value-type="float">
            <text:p>14.141414141414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linear.BlockFieldMatrix.getSubMatri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.3092783505155" calcext:value-type="float">
            <text:p>10.3092783505155</text:p>
          </table:table-cell>
          <table:table-cell office:value-type="float" office:value="19.5876288659794" calcext:value-type="float">
            <text:p>19.587628865979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linear.BlockRealMatrix.getSubMatri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.3092783505155" calcext:value-type="float">
            <text:p>10.3092783505155</text:p>
          </table:table-cell>
          <table:table-cell office:value-type="float" office:value="19.5876288659794" calcext:value-type="float">
            <text:p>19.58762886597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dfp.Dfp.nextAfter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.9278350515464" calcext:value-type="float">
            <text:p>30.9278350515464</text:p>
          </table:table-cell>
          <table:table-cell office:value-type="float" office:value="51.5463917525773" calcext:value-type="float">
            <text:p>51.54639175257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util.ArithmeticUtils.gcd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42.7083333333333" calcext:value-type="float">
            <text:p>42.7083333333333</text:p>
          </table:table-cell>
          <table:table-cell office:value-type="float" office:value="73.9583333333333" calcext:value-type="float">
            <text:p>73.95833333333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$3.value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1.875" calcext:value-type="float">
            <text:p>21.875</text:p>
          </table:table-cell>
          <table:table-cell office:value-type="float" office:value="36.4583333333333" calcext:value-type="float">
            <text:p>36.458333333333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@@ org.apache.commons.math3.linear.TriDiagonalTransformer.getQT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3.6842105263158" calcext:value-type="float">
            <text:p>33.6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@@ org.apache.commons.math3.analysis.FunctionUtils$19.value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.1489361702128" calcext:value-type="float">
            <text:p>19.1489361702128</text:p>
          </table:table-cell>
          <table:table-cell office:value-type="float" office:value="35.1063829787234" calcext:value-type="float">
            <text:p>35.106382978723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@@ org.apache.commons.math3.ode.nonstiff.DormandPrince54StepInterpolator.computeInterpolatedStateAndDerivative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.9574468085106" calcext:value-type="float">
            <text:p>15.9574468085106</text:p>
          </table:table-cell>
          <table:table-cell office:value-type="float" office:value="26.5957446808511" calcext:value-type="float">
            <text:p>26.59574468085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computeCoefficients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6.5591397849462" calcext:value-type="float">
            <text:p>36.55913978494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@@ org.apache.commons.math3.linear.BlockFieldMatrix.operate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30.1075268817204" calcext:value-type="float">
            <text:p>30.107526881720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linear.BlockRealMatrix.operate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.304347826087" calcext:value-type="float">
            <text:p>16.304347826087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util.CombinatoricsUtils.stirlingS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createTableau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7.3626373626374" calcext:value-type="float">
            <text:p>37.36263736263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optim.linear.SimplexTableau.createTableau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7.3626373626374" calcext:value-type="float">
            <text:p>37.36263736263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geometry.partitioning.BSPTree.split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.79120879120879" calcext:value-type="float">
            <text:p>8.79120879120879</text:p>
          </table:table-cell>
          <table:table-cell office:value-type="float" office:value="13.1868131868132" calcext:value-type="float">
            <text:p>13.1868131868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bobyq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.2222222222222" calcext:value-type="float">
            <text:p>12.2222222222222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bobyq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.2222222222222" calcext:value-type="float">
            <text:p>12.2222222222222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DataSetsComparison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1.1111111111111" calcext:value-type="float">
            <text:p>5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fitting.HarmonicFitter$ParameterGuesser.guessAOmega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.7303370786517" calcext:value-type="float">
            <text:p>15.7303370786517</text:p>
          </table:table-cell>
          <table:table-cell office:value-type="float" office:value="32.5842696629214" calcext:value-type="float">
            <text:p>32.584269662921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@@ org.apache.commons.math3.analysis.solvers.RiddersSolver.doSolve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4.7191011235955" calcext:value-type="float">
            <text:p>24.7191011235955</text:p>
          </table:table-cell>
          <table:table-cell office:value-type="float" office:value="43.8202247191011" calcext:value-type="float">
            <text:p>43.82022471910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@@ org.apache.commons.math3.optimization.fitting.HarmonicFitter$ParameterGuesser.guessAOmega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.7303370786517" calcext:value-type="float">
            <text:p>15.7303370786517</text:p>
          </table:table-cell>
          <table:table-cell office:value-type="float" office:value="32.5842696629214" calcext:value-type="float">
            <text:p>32.58426966292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analysis.solvers.LaguerreSolver$ComplexSolver.solv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@@ org.apache.commons.math3.optim.univariate.MultiStartUnivariateOptimizer.doOptimize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6.5909090909091" calcext:value-type="float">
            <text:p>46.5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&lt;init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9.8850574712644" calcext:value-type="float">
            <text:p>29.8850574712644</text:p>
          </table:table-cell>
          <table:table-cell office:value-type="float" office:value="52.8735632183908" calcext:value-type="float">
            <text:p>52.87356321839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@@ org.apache.commons.math3.analysis.interpolation.FieldHermiteInterpolator.addSamplePoint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9.5402298850575" calcext:value-type="float">
            <text:p>19.5402298850575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&lt;init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9.8850574712644" calcext:value-type="float">
            <text:p>29.8850574712644</text:p>
          </table:table-cell>
          <table:table-cell office:value-type="float" office:value="52.8735632183908" calcext:value-type="float">
            <text:p>52.873563218390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@@ org.apache.commons.math3.linear.QRDecomposition.getQT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9.5402298850575" calcext:value-type="float">
            <text:p>19.5402298850575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util.FastMath.tan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67.816091954023" calcext:value-type="float">
            <text:p>67.8160919540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linear.SymmLQ$State.init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.linear.SimplexTableau.dropPhase1Objective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2.093023255814" calcext:value-type="float">
            <text:p>22.093023255814</text:p>
          </table:table-cell>
          <table:table-cell office:value-type="float" office:value="37.2093023255814" calcext:value-type="float">
            <text:p>37.20930232558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PenaltyAdapter.value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.2790697674419" calcext:value-type="float">
            <text:p>16.2790697674419</text:p>
          </table:table-cell>
          <table:table-cell office:value-type="float" office:value="38.3720930232558" calcext:value-type="float">
            <text:p>38.37209302325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dropPhase1Objective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2.093023255814" calcext:value-type="float">
            <text:p>22.093023255814</text:p>
          </table:table-cell>
          <table:table-cell office:value-type="float" office:value="37.2093023255814" calcext:value-type="float">
            <text:p>37.20930232558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fraction.BigFraction.&lt;init&gt;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.4418604651163" calcext:value-type="float">
            <text:p>17.4418604651163</text:p>
          </table:table-cell>
          <table:table-cell office:value-type="float" office:value="32.5581395348837" calcext:value-type="float">
            <text:p>32.55813953488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PenaltyAdapter.value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.2790697674419" calcext:value-type="float">
            <text:p>16.2790697674419</text:p>
          </table:table-cell>
          <table:table-cell office:value-type="float" office:value="38.3720930232558" calcext:value-type="float">
            <text:p>38.37209302325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regcf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computeCoefficient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.2941176470588" calcext:value-type="float">
            <text:p>15.2941176470588</text:p>
          </table:table-cell>
          <table:table-cell office:value-type="float" office:value="36.4705882352941" calcext:value-type="float">
            <text:p>36.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fraction.Fraction.&lt;init&gt;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32.9411764705882" calcext:value-type="float">
            <text:p>32.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util.FastMath.sin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55.2941176470588" calcext:value-type="float">
            <text:p>55.2941176470588</text:p>
          </table:table-cell>
          <table:table-cell office:value-type="float" office:value="84.7058823529412" calcext:value-type="float">
            <text:p>84.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invers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ode.sampling.StepNormalizer.handleStep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0.952380952381" calcext:value-type="float">
            <text:p>30.9523809523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&lt;init&gt;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ode.MultistepIntegrator$NordsieckInitializer.handleStep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.52380952380952" calcext:value-type="float">
            <text:p>9.5238095238095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util.FastMath.atan2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48.1927710843374" calcext:value-type="float">
            <text:p>48.1927710843374</text:p>
          </table:table-cell>
          <table:table-cell office:value-type="float" office:value="83.1325301204819" calcext:value-type="float">
            <text:p>83.13253012048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@@ org.apache.commons.math3.linear.QRDecomposition$Solver.solve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.6626506024096" calcext:value-type="float">
            <text:p>15.6626506024096</text:p>
          </table:table-cell>
          <table:table-cell office:value-type="float" office:value="25.3012048192771" calcext:value-type="float">
            <text:p>25.301204819277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evaluateInterna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5.609756097561" calcext:value-type="float">
            <text:p>25.609756097561</text:p>
          </table:table-cell>
          <table:table-cell office:value-type="float" office:value="45.1219512195122" calcext:value-type="float">
            <text:p>45.12195121951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@@ org.apache.commons.math3.linear.SchurTransformer.computeShift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39.0243902439024" calcext:value-type="float">
            <text:p>39.02439024390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dfp.Dfp.dotrap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.7317073170732" calcext:value-type="float">
            <text:p>20.7317073170732</text:p>
          </table:table-cell>
          <table:table-cell office:value-type="float" office:value="36.5853658536585" calcext:value-type="float">
            <text:p>36.5853658536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OpenIntToFieldHashMap.findInsertionIndex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3.2098765432099" calcext:value-type="float">
            <text:p>43.20987654320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util.OpenIntToDoubleHashMap.findInsertionIndex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3.2098765432099" calcext:value-type="float">
            <text:p>43.20987654320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linear.ConjugateGradient.solveInPlace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selec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38.75" calcext:value-type="float">
            <text:p>38.75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analysis.FunctionUtils$17.valu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8.9873417721519" calcext:value-type="float">
            <text:p>18.9873417721519</text:p>
          </table:table-cell>
          <table:table-cell office:value-type="float" office:value="35.4430379746835" calcext:value-type="float">
            <text:p>35.443037974683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linear.FieldLUDecomposition$Solver.solve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.7215189873418" calcext:value-type="float">
            <text:p>17.7215189873418</text:p>
          </table:table-cell>
          <table:table-cell office:value-type="float" office:value="29.1139240506329" calcext:value-type="float">
            <text:p>29.11392405063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regress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7.8481012658228" calcext:value-type="float">
            <text:p>27.8481012658228</text:p>
          </table:table-cell>
          <table:table-cell office:value-type="float" office:value="49.3670886075949" calcext:value-type="float">
            <text:p>49.36708860759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equals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.1898734177215" calcext:value-type="float">
            <text:p>15.1898734177215</text:p>
          </table:table-cell>
          <table:table-cell office:value-type="float" office:value="27.8481012658228" calcext:value-type="float">
            <text:p>27.8481012658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.linear.SimplexTableau.equals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.1898734177215" calcext:value-type="float">
            <text:p>15.1898734177215</text:p>
          </table:table-cell>
          <table:table-cell office:value-type="float" office:value="27.8481012658228" calcext:value-type="float">
            <text:p>27.8481012658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FastMath.atan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52.5641025641026" calcext:value-type="float">
            <text:p>52.56410256410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@@ org.apache.commons.math3.linear.BlockFieldMatrix.setSubMatrix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linear.BlockRealMatrix.setSubMatrix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MappingAdapter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9.4805194805195" calcext:value-type="float">
            <text:p>19.480519480519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linear.EigenDecomposition$Solver.solve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.4805194805195" calcext:value-type="float">
            <text:p>19.4805194805195</text:p>
          </table:table-cell>
          <table:table-cell office:value-type="float" office:value="29.8701298701299" calcext:value-type="float">
            <text:p>29.87012987012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linear.LUDecomposition$Solver.solve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9.8701298701299" calcext:value-type="float">
            <text:p>29.87012987012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MappingAdapter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9.4805194805195" calcext:value-type="float">
            <text:p>19.480519480519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genetics.NPointCrossover.mate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.1578947368421" calcext:value-type="float">
            <text:p>13.1578947368421</text:p>
          </table:table-cell>
          <table:table-cell office:value-type="float" office:value="22.3684210526316" calcext:value-type="float">
            <text:p>22.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primes.PollardRho.rhoBrent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MultiplicationIndirect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initializeArrays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2.6666666666667" calcext:value-type="float">
            <text:p>42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linear.SymmLQ$State.refineSolutio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2.6666666666667" calcext:value-type="float">
            <text:p>22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rpolation.FieldHermiteInterpolator.derivatives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28.3783783783784" calcext:value-type="float">
            <text:p>28.37837837837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util.MathArrays.checkOrder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2.4324324324324" calcext:value-type="float">
            <text:p>32.4324324324324</text:p>
          </table:table-cell>
          <table:table-cell office:value-type="float" office:value="64.8648648648649" calcext:value-type="float">
            <text:p>64.86486486486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cluster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5.6756756756757" calcext:value-type="float">
            <text:p>25.6756756756757</text:p>
          </table:table-cell>
          <table:table-cell office:value-type="float" office:value="44.5945945945946" calcext:value-type="float">
            <text:p>44.59459459459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dfp.Dfp.multiplyFast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5.6756756756757" calcext:value-type="float">
            <text:p>25.6756756756757</text:p>
          </table:table-cell>
          <table:table-cell office:value-type="float" office:value="40.5405405405405" calcext:value-type="float">
            <text:p>40.54054054054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updateBD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.0684931506849" calcext:value-type="float">
            <text:p>15.0684931506849</text:p>
          </table:table-cell>
          <table:table-cell office:value-type="float" office:value="28.7671232876712" calcext:value-type="float">
            <text:p>28.76712328767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@@ org.apache.commons.math3.util.MathArrays.sortInPlace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.9178082191781" calcext:value-type="float">
            <text:p>21.9178082191781</text:p>
          </table:table-cell>
          <table:table-cell office:value-type="float" office:value="35.6164383561644" calcext:value-type="float">
            <text:p>35.61643835616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genetics.CycleCrossover.mate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1.9178082191781" calcext:value-type="float">
            <text:p>21.9178082191781</text:p>
          </table:table-cell>
          <table:table-cell office:value-type="float" office:value="38.3561643835616" calcext:value-type="float">
            <text:p>38.35616438356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updateMembershipMatri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.4383561643836" calcext:value-type="float">
            <text:p>16.4383561643836</text:p>
          </table:table-cell>
          <table:table-cell office:value-type="float" office:value="34.2465753424658" calcext:value-type="float">
            <text:p>34.24657534246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updateBD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.0684931506849" calcext:value-type="float">
            <text:p>15.0684931506849</text:p>
          </table:table-cell>
          <table:table-cell office:value-type="float" office:value="28.7671232876712" calcext:value-type="float">
            <text:p>28.76712328767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de.events.FilterType$2.selectTransformer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2.7777777777778" calcext:value-type="float">
            <text:p>52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de.events.FilterType$1.selectTransformer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2.7777777777778" calcext:value-type="float">
            <text:p>52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addSamplePoint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.5352112676056" calcext:value-type="float">
            <text:p>22.5352112676056</text:p>
          </table:table-cell>
          <table:table-cell office:value-type="float" office:value="38.0281690140845" calcext:value-type="float">
            <text:p>38.028169014084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@@ org.apache.commons.math3.optimization.LeastSquaresConverter.valu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.6760563380282" calcext:value-type="float">
            <text:p>12.6760563380282</text:p>
          </table:table-cell>
          <table:table-cell office:value-type="float" office:value="26.7605633802817" calcext:value-type="float">
            <text:p>26.76056338028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stat.descriptive.AbstractUnivariateStatistic.test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9.5774647887324" calcext:value-type="float">
            <text:p>29.5774647887324</text:p>
          </table:table-cell>
          <table:table-cell office:value-type="float" office:value="60.5633802816901" calcext:value-type="float">
            <text:p>60.56338028169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.nonlinear.scalar.LeastSquaresConverter.valu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.6760563380282" calcext:value-type="float">
            <text:p>12.6760563380282</text:p>
          </table:table-cell>
          <table:table-cell office:value-type="float" office:value="26.7605633802817" calcext:value-type="float">
            <text:p>26.76056338028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doFinalize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.85915492957746" calcext:value-type="float">
            <text:p>9.85915492957746</text:p>
          </table:table-cell>
          <table:table-cell office:value-type="float" office:value="15.4929577464789" calcext:value-type="float">
            <text:p>15.49295774647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FastMath.scalb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2.8571428571429" calcext:value-type="float">
            <text:p>32.857142857142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util.FastMath.scalb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2.8571428571429" calcext:value-type="float">
            <text:p>32.857142857142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resetTable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5.7142857142857" calcext:value-type="float">
            <text:p>15.714285714285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ptim.BaseMultivariateOptimizer.checkParameters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.5714285714286" calcext:value-type="float">
            <text:p>18.5714285714286</text:p>
          </table:table-cell>
          <table:table-cell office:value-type="float" office:value="37.1428571428571" calcext:value-type="float">
            <text:p>3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CombinatoricsUtils.binomialCoefficient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5.9420289855072" calcext:value-type="float">
            <text:p>15.9420289855072</text:p>
          </table:table-cell>
          <table:table-cell office:value-type="float" office:value="36.231884057971" calcext:value-type="float">
            <text:p>36.23188405797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linear.BlockRealMatrix.getNorm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1.8840579710145" calcext:value-type="float">
            <text:p>31.88405797101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verticesToTree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.8405797101449" calcext:value-type="float">
            <text:p>18.840579710144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.estimat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28.9855072463768" calcext:value-type="float">
            <text:p>28.98550724637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cluster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7.9411764705882" calcext:value-type="float">
            <text:p>27.9411764705882</text:p>
          </table:table-cell>
          <table:table-cell office:value-type="float" office:value="48.5294117647059" calcext:value-type="float">
            <text:p>48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2.3529411764706" calcext:value-type="float">
            <text:p>32.3529411764706</text:p>
          </table:table-cell>
          <table:table-cell office:value-type="float" office:value="63.2352941176471" calcext:value-type="float">
            <text:p>63.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linear.QRDecomposition.performHouseholderReflection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.1764705882353" calcext:value-type="float">
            <text:p>16.17647058823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getDiagonalOfHatMatrix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.1764705882353" calcext:value-type="float">
            <text:p>16.1764705882353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$MultiDimensionalComplexMatrix.clon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.1764705882353" calcext:value-type="float">
            <text:p>16.1764705882353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44.1176470588235" calcext:value-type="float">
            <text:p>44.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interpolation.SplineInterpolator.interpolate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.9253731343284" calcext:value-type="float">
            <text:p>14.9253731343284</text:p>
          </table:table-cell>
          <table:table-cell office:value-type="float" office:value="23.8805970149254" calcext:value-type="float">
            <text:p>23.880597014925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toString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9.8507462686567" calcext:value-type="float">
            <text:p>29.8507462686567</text:p>
          </table:table-cell>
          <table:table-cell office:value-type="float" office:value="52.2388059701493" calcext:value-type="float">
            <text:p>52.238805970149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co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.865671641791" calcext:value-type="float">
            <text:p>26.865671641791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tanh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.865671641791" calcext:value-type="float">
            <text:p>26.865671641791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sinh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.865671641791" calcext:value-type="float">
            <text:p>26.865671641791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si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.865671641791" calcext:value-type="float">
            <text:p>26.865671641791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t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.865671641791" calcext:value-type="float">
            <text:p>26.865671641791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cosh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.865671641791" calcext:value-type="float">
            <text:p>26.865671641791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.evaluat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.4179104477612" calcext:value-type="float">
            <text:p>16.4179104477612</text:p>
          </table:table-cell>
          <table:table-cell office:value-type="float" office:value="29.8507462686567" calcext:value-type="float">
            <text:p>29.85074626865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initializeCM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.9253731343284" calcext:value-type="float">
            <text:p>14.9253731343284</text:p>
          </table:table-cell>
          <table:table-cell office:value-type="float" office:value="20.8955223880597" calcext:value-type="float">
            <text:p>20.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stat.regression.AbstractMultipleLinearRegression.newSampleData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.8805970149254" calcext:value-type="float">
            <text:p>23.8805970149254</text:p>
          </table:table-cell>
          <table:table-cell office:value-type="float" office:value="35.8208955223881" calcext:value-type="float">
            <text:p>35.82089552238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special.Gamma.regularizedGammaP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.3582089552239" calcext:value-type="float">
            <text:p>28.3582089552239</text:p>
          </table:table-cell>
          <table:table-cell office:value-type="float" office:value="58.2089552238806" calcext:value-type="float">
            <text:p>58.20895522388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MathArrays.normalizeArray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7.5757575757576" calcext:value-type="float">
            <text:p>57.575757575757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$2.value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4.8484848484849" calcext:value-type="float">
            <text:p>34.84848484848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stat.inference.GTest.entrop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8.4848484848485" calcext:value-type="float">
            <text:p>48.48484848484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pow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.6060606060606" calcext:value-type="float">
            <text:p>10.6060606060606</text:p>
          </table:table-cell>
          <table:table-cell office:value-type="float" office:value="19.6969696969697" calcext:value-type="float">
            <text:p>19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distribution.GammaDistribution.sampl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19.6969696969697" calcext:value-type="float">
            <text:p>19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util.FastMath.co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62.1212121212121" calcext:value-type="float">
            <text:p>62.12121212121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.6969696969697" calcext:value-type="float">
            <text:p>19.6969696969697</text:p>
          </table:table-cell>
          <table:table-cell office:value-type="float" office:value="34.8484848484849" calcext:value-type="float">
            <text:p>34.84848484848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BlockFieldMatrix.toBlocksLayou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7.6923076923077" calcext:value-type="float">
            <text:p>27.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stat.descriptive.AggregateSummaryStatistics.aggregat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64.6153846153846" calcext:value-type="float">
            <text:p>6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util.ResizableDoubleArray.equals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.6875" calcext:value-type="float">
            <text:p>29.6875</text:p>
          </table:table-cell>
          <table:table-cell office:value-type="float" office:value="40.625" calcext:value-type="float">
            <text:p>40.6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@@ org.apache.commons.math3.linear.BlockFieldMatrix.transpos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26.5625" calcext:value-type="float">
            <text:p>26.56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util.ArithmeticUtils.gcd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linear.BlockRealMatrix.transpos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26.5625" calcext:value-type="float">
            <text:p>26.56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de.nonstiff.GillStepInterpolator.computeInterpolatedStateAnd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.375" calcext:value-type="float">
            <text:p>9.375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ode.nonstiff.RungeKuttaStepInterpolator.readExternal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4.375" calcext:value-type="float">
            <text:p>34.3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encode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9.6875" calcext:value-type="float">
            <text:p>29.6875</text:p>
          </table:table-cell>
          <table:table-cell office:value-type="float" office:value="59.375" calcext:value-type="float">
            <text:p>59.3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followLoop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0.7936507936508" calcext:value-type="float">
            <text:p>50.7936507936508</text:p>
          </table:table-cell>
          <table:table-cell office:value-type="float" office:value="79.3650793650794" calcext:value-type="float">
            <text:p>79.365079365079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Solution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optim.linear.SimplexTableau.getSolution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linear.BlockRealMatrix.toBlocksLayou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.8730158730159" calcext:value-type="float">
            <text:p>15.8730158730159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computeInterpolatedStateAndDerivativ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.6984126984127" calcext:value-type="float">
            <text:p>12.6984126984127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fraction.Fraction.addSub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mdfft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0.6349206349206" calcext:value-type="float">
            <text:p>20.6349206349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correlation.SpearmansCorrelation.rankTransform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7.0967741935484" calcext:value-type="float">
            <text:p>37.09677419354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optimization.direct.SimplexOptimizer.doOptimize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0.6451612903226" calcext:value-type="float">
            <text:p>30.6451612903226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util.MathArrays.linearCombination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.5161290322581" calcext:value-type="float">
            <text:p>14.5161290322581</text:p>
          </table:table-cell>
          <table:table-cell office:value-type="float" office:value="24.1935483870968" calcext:value-type="float">
            <text:p>24.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util.FastMath.exp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7.0967741935484" calcext:value-type="float">
            <text:p>37.096774193548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de.nonstiff.HighamHall54StepInterpolator.computeInterpolatedStateAnd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17.741935483871" calcext:value-type="float">
            <text:p>17.741935483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fraction.ProperBigFractionFormat.parse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3.8709677419355" calcext:value-type="float">
            <text:p>33.8709677419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ebalanceLeftShrunk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.2903225806452" calcext:value-type="float">
            <text:p>11.2903225806452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ebalanceRightShrunk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.2903225806452" calcext:value-type="float">
            <text:p>11.2903225806452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CombinatoricsUtils$LexicographicCombinationIterator.nex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8.0327868852459" calcext:value-type="float">
            <text:p>18.0327868852459</text:p>
          </table:table-cell>
          <table:table-cell office:value-type="float" office:value="37.7049180327869" calcext:value-type="float">
            <text:p>37.704918032786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@@ org.apache.commons.math3.geometry.euclidean.threed.OutlineExtractor.getOutline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7.8688524590164" calcext:value-type="float">
            <text:p>27.8688524590164</text:p>
          </table:table-cell>
          <table:table-cell office:value-type="float" office:value="49.1803278688525" calcext:value-type="float">
            <text:p>49.18032786885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tanh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6.2295081967213" calcext:value-type="float">
            <text:p>26.2295081967213</text:p>
          </table:table-cell>
          <table:table-cell office:value-type="float" office:value="45.9016393442623" calcext:value-type="float">
            <text:p>45.90163934426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t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6.2295081967213" calcext:value-type="float">
            <text:p>26.2295081967213</text:p>
          </table:table-cell>
          <table:table-cell office:value-type="float" office:value="45.9016393442623" calcext:value-type="float">
            <text:p>45.90163934426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linear.BlockRealMatrix.&lt;init&gt;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1.3114754098361" calcext:value-type="float">
            <text:p>21.3114754098361</text:p>
          </table:table-cell>
          <table:table-cell office:value-type="float" office:value="44.2622950819672" calcext:value-type="float">
            <text:p>44.2622950819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linear.BlockFieldMatrix.getD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.1147540983607" calcext:value-type="float">
            <text:p>13.1147540983607</text:p>
          </table:table-cell>
          <table:table-cell office:value-type="float" office:value="22.9508196721311" calcext:value-type="float">
            <text:p>22.95081967213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BlockRealMatrix.getD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.1147540983607" calcext:value-type="float">
            <text:p>13.1147540983607</text:p>
          </table:table-cell>
          <table:table-cell office:value-type="float" office:value="22.9508196721311" calcext:value-type="float">
            <text:p>22.95081967213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distribution.AbstractIntegerDistribution.inverseCumulativeProbability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9.5081967213115" calcext:value-type="float">
            <text:p>29.5081967213115</text:p>
          </table:table-cell>
          <table:table-cell office:value-type="float" office:value="60.655737704918" calcext:value-type="float">
            <text:p>60.6557377049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BlockFieldMatrix.&lt;init&gt;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1.3114754098361" calcext:value-type="float">
            <text:p>21.3114754098361</text:p>
          </table:table-cell>
          <table:table-cell office:value-type="float" office:value="44.2622950819672" calcext:value-type="float">
            <text:p>44.26229508196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AbstractRealMatrix.power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7.8688524590164" calcext:value-type="float">
            <text:p>27.8688524590164</text:p>
          </table:table-cell>
          <table:table-cell office:value-type="float" office:value="49.1803278688525" calcext:value-type="float">
            <text:p>49.18032786885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updateCovarianc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.83606557377049" calcext:value-type="float">
            <text:p>9.83606557377049</text:p>
          </table:table-cell>
          <table:table-cell office:value-type="float" office:value="16.3934426229508" calcext:value-type="float">
            <text:p>16.39344262295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initializeCMA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.4754098360656" calcext:value-type="float">
            <text:p>11.4754098360656</text:p>
          </table:table-cell>
          <table:table-cell office:value-type="float" office:value="18.0327868852459" calcext:value-type="float">
            <text:p>18.0327868852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updateCovarianc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.83606557377049" calcext:value-type="float">
            <text:p>9.83606557377049</text:p>
          </table:table-cell>
          <table:table-cell office:value-type="float" office:value="16.3934426229508" calcext:value-type="float">
            <text:p>16.39344262295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Dfp.div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2.9508196721311" calcext:value-type="float">
            <text:p>22.9508196721311</text:p>
          </table:table-cell>
          <table:table-cell office:value-type="float" office:value="39.344262295082" calcext:value-type="float">
            <text:p>39.3442622950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Calc.buildSinCosTables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@@ org.apache.commons.math3.util.ContinuedFraction.evaluate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linear.BlockField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linear.BlockField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linear.BlockReal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linear.RealVectorFormat.parse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8.3333333333333" calcext:value-type="float">
            <text:p>3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linear.BlockReal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reorderRegressors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CholeskyDecomposition$Solver.solv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stat.Frequency.getCumFreq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61.6666666666667" calcext:value-type="float">
            <text:p>6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function.Gaussian.value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7.1186440677966" calcext:value-type="float">
            <text:p>27.1186440677966</text:p>
          </table:table-cell>
          <table:table-cell office:value-type="float" office:value="47.4576271186441" calcext:value-type="float">
            <text:p>47.45762711864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util.Precision.roundUnscaled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.8135593220339" calcext:value-type="float">
            <text:p>28.8135593220339</text:p>
          </table:table-cell>
          <table:table-cell office:value-type="float" office:value="42.3728813559322" calcext:value-type="float">
            <text:p>42.3728813559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primes.SmallPrimes.millerRabinPrimeTest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9.6551724137931" calcext:value-type="float">
            <text:p>39.6551724137931</text:p>
          </table:table-cell>
          <table:table-cell office:value-type="float" office:value="75.8620689655172" calcext:value-type="float">
            <text:p>75.86206896551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@@ org.apache.commons.math3.linear.BlockField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.5172413793103" calcext:value-type="float">
            <text:p>15.5172413793103</text:p>
          </table:table-cell>
          <table:table-cell office:value-type="float" office:value="29.3103448275862" calcext:value-type="float">
            <text:p>29.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.shift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linear.BlockField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2.7586206896552" calcext:value-type="float">
            <text:p>32.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linear.BlockField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.5172413793103" calcext:value-type="float">
            <text:p>15.5172413793103</text:p>
          </table:table-cell>
          <table:table-cell office:value-type="float" office:value="29.3103448275862" calcext:value-type="float">
            <text:p>29.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linear.BlockField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2.7586206896552" calcext:value-type="float">
            <text:p>32.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linear.BlockReal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2.7586206896552" calcext:value-type="float">
            <text:p>32.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BlockReal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2.7586206896552" calcext:value-type="float">
            <text:p>32.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BlockReal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.5172413793103" calcext:value-type="float">
            <text:p>15.5172413793103</text:p>
          </table:table-cell>
          <table:table-cell office:value-type="float" office:value="29.3103448275862" calcext:value-type="float">
            <text:p>29.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BlockReal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.5172413793103" calcext:value-type="float">
            <text:p>15.5172413793103</text:p>
          </table:table-cell>
          <table:table-cell office:value-type="float" office:value="29.3103448275862" calcext:value-type="float">
            <text:p>29.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computeGeometricalProperties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37.9310344827586" calcext:value-type="float">
            <text:p>37.93103448275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geometry.partitioning.BSPTree.insertInTre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8.9655172413793" calcext:value-type="float">
            <text:p>18.9655172413793</text:p>
          </table:table-cell>
          <table:table-cell office:value-type="float" office:value="32.7586206896552" calcext:value-type="float">
            <text:p>32.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SymmLQ$State.upda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.62068965517241" calcext:value-type="float">
            <text:p>8.62068965517241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fraction.BigFraction.&lt;init&gt;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67.2413793103448" calcext:value-type="float">
            <text:p>67.2413793103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rpolation.MicrosphereInterpolatingFunction.&lt;init&gt;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40.3508771929825" calcext:value-type="float">
            <text:p>40.35087719298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stat.inference.GTest.gDataSetsComparison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4.5614035087719" calcext:value-type="float">
            <text:p>24.5614035087719</text:p>
          </table:table-cell>
          <table:table-cell office:value-type="float" office:value="56.140350877193" calcext:value-type="float">
            <text:p>56.1403508771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AbstractFieldMatrix.setSubMatrix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2.8070175438596" calcext:value-type="float">
            <text:p>22.8070175438596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BlockFieldMatrix.setRowMatrix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BlockRealMatrix.setRowMatrix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de.nonstiff.ThreeEighthesStepInterpolator.computeInterpolatedStateAnd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19.2982456140351" calcext:value-type="float">
            <text:p>19.2982456140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BlockField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3.9285714285714" calcext:value-type="float">
            <text:p>33.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linear.BlockField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3.9285714285714" calcext:value-type="float">
            <text:p>33.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linear.BlockReal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3.9285714285714" calcext:value-type="float">
            <text:p>33.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BlockReal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3.9285714285714" calcext:value-type="float">
            <text:p>33.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BlockFieldMatrix.setColumnMatrix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2.1428571428571" calcext:value-type="float">
            <text:p>32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BlockRealMatrix.setColumnMatrix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2.1428571428571" calcext:value-type="float">
            <text:p>32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function.Logit.val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6.7857142857143" calcext:value-type="float">
            <text:p>26.7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fp.DfpMath.ata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moment.Skewness.evaluat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.9090909090909" calcext:value-type="float">
            <text:p>10.90909090909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tolset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2.7272727272727" calcext:value-type="float">
            <text:p>12.7272727272727</text:p>
          </table:table-cell>
          <table:table-cell office:value-type="float" office:value="21.8181818181818" calcext:value-type="float">
            <text:p>2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Array2DRowFieldMatrix.setSubMatrix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inference.GTest.g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.6363636363636" calcext:value-type="float">
            <text:p>23.6363636363636</text:p>
          </table:table-cell>
          <table:table-cell office:value-type="float" office:value="32.7272727272727" calcext:value-type="float">
            <text:p>32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rray2DRowRealMatrix.setSubMatrix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SymmLQ$State.updateNorms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0.9090909090909" calcext:value-type="float">
            <text:p>3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MultidimensionalCounter.getCount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@@ org.apache.commons.math3.analysis.function.Sigmoid.valu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1.4814814814815" calcext:value-type="float">
            <text:p>31.48148148148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linear.AbstractRealMatrix.setSubMatrix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0.7407407407407" calcext:value-type="float">
            <text:p>40.74074074074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bitReversalShuffle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ArrayRealVector.outerProduc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dfp.Dfp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7.4074074074074" calcext:value-type="float">
            <text:p>57.40740740740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clust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CombinatoricsUtils.binomialCoefficientLog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.5283018867925" calcext:value-type="float">
            <text:p>24.5283018867925</text:p>
          </table:table-cell>
          <table:table-cell office:value-type="float" office:value="47.1698113207547" calcext:value-type="float">
            <text:p>47.16981132075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ode.nonstiff.AdamsMoultonIntegrator$Corrector.e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.2075471698113" calcext:value-type="float">
            <text:p>13.2075471698113</text:p>
          </table:table-cell>
          <table:table-cell office:value-type="float" office:value="26.4150943396226" calcext:value-type="float">
            <text:p>26.41509433962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ode.nonstiff.ClassicalRungeKuttaStepInterpolator.computeInterpolatedStateAnd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.3207547169811" calcext:value-type="float">
            <text:p>11.3207547169811</text:p>
          </table:table-cell>
          <table:table-cell office:value-type="float" office:value="20.7547169811321" calcext:value-type="float">
            <text:p>20.75471698113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analysis.FunctionUtils$9$1.valu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linear.RRQRDecomposition.performHouseholderReflectio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48.0769230769231" calcext:value-type="float">
            <text:p>48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AbstractFieldMatrix.power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4.2307692307692" calcext:value-type="float">
            <text:p>44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insertCut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6.5384615384615" calcext:value-type="float">
            <text:p>36.5384615384615</text:p>
          </table:table-cell>
          <table:table-cell office:value-type="float" office:value="55.7692307692308" calcext:value-type="float">
            <text:p>55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interpolation.UnivariatePeriodicInterpolator.interpolat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61538461538462" calcext:value-type="float">
            <text:p>9.61538461538462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BiDiagonalTransformer.getB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6.5384615384615" calcext:value-type="float">
            <text:p>36.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fp.Dfp.&lt;init&gt;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44.2307692307692" calcext:value-type="float">
            <text:p>44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BSPTree.conden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.1538461538462" calcext:value-type="float">
            <text:p>21.1538461538462</text:p>
          </table:table-cell>
          <table:table-cell office:value-type="float" office:value="32.6923076923077" calcext:value-type="float">
            <text:p>32.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shuffle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1.5686274509804" calcext:value-type="float">
            <text:p>21.5686274509804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optim.nonlinear.scalar.noderiv.SimplexOptimizer.doOptimize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linear.MatrixUtils.solveLowerTriangularSyste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0.9803921568627" calcext:value-type="float">
            <text:p>50.98039215686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bracket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ddObservation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9.2156862745098" calcext:value-type="float">
            <text:p>39.2156862745098</text:p>
          </table:table-cell>
          <table:table-cell office:value-type="float" office:value="68.6274509803922" calcext:value-type="float">
            <text:p>68.62745098039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tan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1.5686274509804" calcext:value-type="float">
            <text:p>21.5686274509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SparseFieldVector.equal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39.2156862745098" calcext:value-type="float">
            <text:p>39.2156862745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checkParameter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37.2549019607843" calcext:value-type="float">
            <text:p>37.25490196078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VectorFormat.parseCoordinate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5.4901960784314" calcext:value-type="float">
            <text:p>25.4901960784314</text:p>
          </table:table-cell>
          <table:table-cell office:value-type="float" office:value="37.2549019607843" calcext:value-type="float">
            <text:p>37.25490196078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ranking.NaturalRanking.resolveTi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BSPTree.visit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.6862745098039" calcext:value-type="float">
            <text:p>15.6862745098039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RealMatrix.multiply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random.SobolSequenceGenerator.initFromStream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de.nonstiff.MidpointStepInterpolator.computeInterpolatedStateAnd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istribution.TriangularDistribution.cumulativeProbability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ebalanceLeftGrow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ebalanceRightGrow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Function.valu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61.2244897959184" calcext:value-type="float">
            <text:p>61.2244897959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ode.nonstiff.HighamHall54Integrator.estimateError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2.4489795918367" calcext:value-type="float">
            <text:p>22.44897959183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initializeHighOrder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.2448979591837" calcext:value-type="float">
            <text:p>12.2448979591837</text:p>
          </table:table-cell>
          <table:table-cell office:value-type="float" office:value="20.4081632653061" calcext:value-type="float">
            <text:p>20.40816326530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util.MultidimensionalCounter.getCoun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34.6938775510204" calcext:value-type="float">
            <text:p>34.69387755102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geometry.euclidean.twod.NestedLoops.add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2.4489795918367" calcext:value-type="float">
            <text:p>22.4489795918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setu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.3265306122449" calcext:value-type="float">
            <text:p>16.3265306122449</text:p>
          </table:table-cell>
          <table:table-cell office:value-type="float" office:value="32.6530612244898" calcext:value-type="float">
            <text:p>32.65306122448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setu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.3265306122449" calcext:value-type="float">
            <text:p>16.3265306122449</text:p>
          </table:table-cell>
          <table:table-cell office:value-type="float" office:value="32.6530612244898" calcext:value-type="float">
            <text:p>32.65306122448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.3265306122449" calcext:value-type="float">
            <text:p>16.3265306122449</text:p>
          </table:table-cell>
          <table:table-cell office:value-type="float" office:value="24.4897959183673" calcext:value-type="float">
            <text:p>24.4897959183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istribution.TriangularDistribution.density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.3265306122449" calcext:value-type="float">
            <text:p>16.3265306122449</text:p>
          </table:table-cell>
          <table:table-cell office:value-type="float" office:value="24.4897959183673" calcext:value-type="float">
            <text:p>24.4897959183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MatrixFormat.forma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writeBaseExterna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.5833333333333" calcext:value-type="float">
            <text:p>14.5833333333333</text:p>
          </table:table-cell>
          <table:table-cell office:value-type="float" office:value="22.9166666666667" calcext:value-type="float">
            <text:p>22.9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StableRandomGenerator.nextNormalizedDoub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raction.Fraction.&lt;init&gt;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.9166666666667" calcext:value-type="float">
            <text:p>22.9166666666667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itting.HarmonicFitter$ParameterGuesser.sortObservation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3.4042553191489" calcext:value-type="float">
            <text:p>23.4042553191489</text:p>
          </table:table-cell>
          <table:table-cell office:value-type="float" office:value="48.936170212766" calcext:value-type="float">
            <text:p>48.9361702127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@@ org.apache.commons.math3.optimization.fitting.HarmonicFitter$ParameterGuesser.sortObservation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3.4042553191489" calcext:value-type="float">
            <text:p>23.4042553191489</text:p>
          </table:table-cell>
          <table:table-cell office:value-type="float" office:value="48.936170212766" calcext:value-type="float">
            <text:p>48.9361702127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os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.7659574468085" calcext:value-type="float">
            <text:p>12.7659574468085</text:p>
          </table:table-cell>
          <table:table-cell office:value-type="float" office:value="21.2765957446808" calcext:value-type="float">
            <text:p>21.27659574468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MatrixUtils.solveUpperTriangularSyste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1.9148936170213" calcext:value-type="float">
            <text:p>31.9148936170213</text:p>
          </table:table-cell>
          <table:table-cell office:value-type="float" office:value="53.1914893617021" calcext:value-type="float">
            <text:p>53.19148936170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ptimization.general.AbstractLeastSquaresOptimizer.computeWeightedJacobi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.0212765957447" calcext:value-type="float">
            <text:p>17.0212765957447</text:p>
          </table:table-cell>
          <table:table-cell office:value-type="float" office:value="29.7872340425532" calcext:value-type="float">
            <text:p>29.78723404255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BlockFieldMatrix.getRow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.8936170212766" calcext:value-type="float">
            <text:p>14.8936170212766</text:p>
          </table:table-cell>
          <table:table-cell office:value-type="float" office:value="31.9148936170213" calcext:value-type="float">
            <text:p>31.91489361702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BlockRealMatrix.getRow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.8936170212766" calcext:value-type="float">
            <text:p>14.8936170212766</text:p>
          </table:table-cell>
          <table:table-cell office:value-type="float" office:value="31.9148936170213" calcext:value-type="float">
            <text:p>31.9148936170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evaluate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1.2765957446808" calcext:value-type="float">
            <text:p>21.2765957446808</text:p>
          </table:table-cell>
          <table:table-cell office:value-type="float" office:value="44.6808510638298" calcext:value-type="float">
            <text:p>44.6808510638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VcvElement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.7659574468085" calcext:value-type="float">
            <text:p>12.7659574468085</text:p>
          </table:table-cell>
          <table:table-cell office:value-type="float" office:value="21.2765957446808" calcext:value-type="float">
            <text:p>21.2765957446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LaguerreSolver$ComplexSolver.solveAl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.5652173913043" calcext:value-type="float">
            <text:p>19.5652173913043</text:p>
          </table:table-cell>
          <table:table-cell office:value-type="float" office:value="32.6086956521739" calcext:value-type="float">
            <text:p>32.60869565217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util.OpenIntToFieldHashMap.ge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.0434782608696" calcext:value-type="float">
            <text:p>13.0434782608696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qT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.0434782608696" calcext:value-type="float">
            <text:p>13.0434782608696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qT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.0434782608696" calcext:value-type="float">
            <text:p>13.0434782608696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OpenIntToDoubleHashMap.ge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.0434782608696" calcext:value-type="float">
            <text:p>13.0434782608696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ContinuousOutputModel.appen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.2173913043478" calcext:value-type="float">
            <text:p>15.2173913043478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TriDiagonalTransformer.get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6.9565217391304" calcext:value-type="float">
            <text:p>36.95652173913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sampl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pecial.Gamma.gamma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.5652173913043" calcext:value-type="float">
            <text:p>19.5652173913043</text:p>
          </table:table-cell>
          <table:table-cell office:value-type="float" office:value="36.9565217391304" calcext:value-type="float">
            <text:p>36.95652173913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.recurseFirstIntersectio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.2608695652174" calcext:value-type="float">
            <text:p>28.2608695652174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EigenDecomposition.get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.7777777777778" calcext:value-type="float">
            <text:p>17.77777777777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BlockFieldMatrix.getColumnMatri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.7777777777778" calcext:value-type="float">
            <text:p>17.7777777777778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BlockRealMatrix.getColumnMatri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.7777777777778" calcext:value-type="float">
            <text:p>17.7777777777778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nonstiff.RungeKuttaStepInterpolator.writeExternal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.4444444444444" calcext:value-type="float">
            <text:p>24.4444444444444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ometry.partitioning.BSPTree.fitToCel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8.8888888888889" calcext:value-type="float">
            <text:p>2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random.CorrelatedRandomVectorGenerator.nextVector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.5555555555556" calcext:value-type="float">
            <text:p>15.555555555555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ppe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BSPTree.merg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.5555555555556" calcext:value-type="float">
            <text:p>15.5555555555556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DoubleHashMap.remov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@@ org.apache.commons.math3.util.OpenIntToFieldHashMap.remov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util.MultidimensionalCounter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.9090909090909" calcext:value-type="float">
            <text:p>15.909090909090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MatrixUtils.isSymmetricInterna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.5454545454545" calcext:value-type="float">
            <text:p>29.5454545454545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AbstractFieldMatrix.equal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AbstractRealMatrix.copySubMatrix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.4545454545455" calcext:value-type="float">
            <text:p>20.4545454545455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stat.descriptive.rank.Min.evaluat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52.2727272727273" calcext:value-type="float">
            <text:p>52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util.FastMath.asinh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61.3636363636364" calcext:value-type="float">
            <text:p>61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FastMath.atanh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61.3636363636364" calcext:value-type="float">
            <text:p>61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EigenDecomposition$Solver.getInverse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.4545454545455" calcext:value-type="float">
            <text:p>20.4545454545455</text:p>
          </table:table-cell>
          <table:table-cell office:value-type="float" office:value="34.0909090909091" calcext:value-type="float">
            <text:p>34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initializeColumnLabel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bstractRealMatrix.equal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.4545454545455" calcext:value-type="float">
            <text:p>20.4545454545455</text:p>
          </table:table-cell>
          <table:table-cell office:value-type="float" office:value="47.7272727272727" calcext:value-type="float">
            <text:p>47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descriptive.rank.Max.evaluat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52.2727272727273" calcext:value-type="float">
            <text:p>52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fp.Dfp.align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4.0909090909091" calcext:value-type="float">
            <text:p>34.0909090909091</text:p>
          </table:table-cell>
          <table:table-cell office:value-type="float" office:value="61.3636363636364" calcext:value-type="float">
            <text:p>61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FieldLUDecomposition.get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.9090909090909" calcext:value-type="float">
            <text:p>15.9090909090909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linear.SimplexTableau.initializeColumnLabel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EmpiricalDistribution.inverseCumulativeProbability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raction.ProperFractionFormat.parse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.4545454545455" calcext:value-type="float">
            <text:p>20.4545454545455</text:p>
          </table:table-cell>
          <table:table-cell office:value-type="float" office:value="34.0909090909091" calcext:value-type="float">
            <text:p>34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cdf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8.6363636363636" calcext:value-type="float">
            <text:p>38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getPolynomial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.2790697674419" calcext:value-type="float">
            <text:p>16.2790697674419</text:p>
          </table:table-cell>
          <table:table-cell office:value-type="float" office:value="27.906976744186" calcext:value-type="float">
            <text:p>27.90697674418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util.FastMath.pow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0.9302325581395" calcext:value-type="float">
            <text:p>20.9302325581395</text:p>
          </table:table-cell>
          <table:table-cell office:value-type="float" office:value="46.5116279069767" calcext:value-type="float">
            <text:p>46.51162790697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buil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.6279069767442" calcext:value-type="float">
            <text:p>11.6279069767442</text:p>
          </table:table-cell>
          <table:table-cell office:value-type="float" office:value="18.6046511627907" calcext:value-type="float">
            <text:p>18.60465116279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HessenbergTransformer.get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.2558139534884" calcext:value-type="float">
            <text:p>23.2558139534884</text:p>
          </table:table-cell>
          <table:table-cell office:value-type="float" office:value="37.2093023255814" calcext:value-type="float">
            <text:p>37.20930232558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orthogonalizeMatri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30232558139535" calcext:value-type="float">
            <text:p>9.30232558139535</text:p>
          </table:table-cell>
          <table:table-cell office:value-type="float" office:value="20.9302325581395" calcext:value-type="float">
            <text:p>20.93023255813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special.Beta.deltaMinusDeltaSum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.2790697674419" calcext:value-type="float">
            <text:p>16.2790697674419</text:p>
          </table:table-cell>
          <table:table-cell office:value-type="float" office:value="30.2325581395349" calcext:value-type="float">
            <text:p>30.23255813953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buil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.6279069767442" calcext:value-type="float">
            <text:p>11.6279069767442</text:p>
          </table:table-cell>
          <table:table-cell office:value-type="float" office:value="18.6046511627907" calcext:value-type="float">
            <text:p>18.6046511627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nonstiff.EulerStepInterpolator.computeInterpolatedStateAndDerivativ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.953488372093" calcext:value-type="float">
            <text:p>13.953488372093</text:p>
          </table:table-cell>
          <table:table-cell office:value-type="float" office:value="25.5813953488372" calcext:value-type="float">
            <text:p>25.5813953488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po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3.953488372093" calcext:value-type="float">
            <text:p>13.953488372093</text:p>
          </table:table-cell>
          <table:table-cell office:value-type="float" office:value="30.2325581395349" calcext:value-type="float">
            <text:p>30.2325581395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OpenMapRealVector.equals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.9302325581395" calcext:value-type="float">
            <text:p>20.9302325581395</text:p>
          </table:table-cell>
          <table:table-cell office:value-type="float" office:value="37.2093023255814" calcext:value-type="float">
            <text:p>37.20930232558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.6279069767442" calcext:value-type="float">
            <text:p>11.6279069767442</text:p>
          </table:table-cell>
          <table:table-cell office:value-type="float" office:value="18.6046511627907" calcext:value-type="float">
            <text:p>18.60465116279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equals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.906976744186" calcext:value-type="float">
            <text:p>27.906976744186</text:p>
          </table:table-cell>
          <table:table-cell office:value-type="float" office:value="51.1627906976744" calcext:value-type="float">
            <text:p>51.16279069767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$BoundaryBuilder.characterize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.6046511627907" calcext:value-type="float">
            <text:p>18.6046511627907</text:p>
          </table:table-cell>
          <table:table-cell office:value-type="float" office:value="27.906976744186" calcext:value-type="float">
            <text:p>27.9069767441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regres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.953488372093" calcext:value-type="float">
            <text:p>13.953488372093</text:p>
          </table:table-cell>
          <table:table-cell office:value-type="float" office:value="23.2558139534884" calcext:value-type="float">
            <text:p>23.2558139534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qT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@@ org.apache.commons.math3.ode.nonstiff.DormandPrince853Integrator.estimateErr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stat.regression.OLSMultipleLinearRegression.calculateHa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OpenMapRealMatrix.multipl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6.1904761904762" calcext:value-type="float">
            <text:p>26.19047619047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computeInterpolatedStateAnd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util.FastMath.sinh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Array2DRowFieldMatrix.multipl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transform.FastHadamardTransformer.fht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6.1904761904762" calcext:value-type="float">
            <text:p>26.19047619047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solvers.LaguerreSolver.laguerr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rescal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transform.FastCosineTransformer.fc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transform.FastHadamardTransformer.fht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6.1904761904762" calcext:value-type="float">
            <text:p>26.19047619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LUDecomposition.get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.9047619047619" calcext:value-type="float">
            <text:p>11.9047619047619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BracketingNthOrderBrentSolverDFP.guessX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recurseLi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0.952380952381" calcext:value-type="float">
            <text:p>30.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getInterpolationPointsForY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getInterpolationPointsForY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getInterpolationPointsForY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analysis.solvers.SecantSolver.doSolv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26.8292682926829" calcext:value-type="float">
            <text:p>26.82926829268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guessX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0731707317073" calcext:value-type="float">
            <text:p>17.0731707317073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ml.clustering.MultiKMeansPlusPlusClusterer.cluster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.8292682926829" calcext:value-type="float">
            <text:p>26.8292682926829</text:p>
          </table:table-cell>
          <table:table-cell office:value-type="float" office:value="43.9024390243903" calcext:value-type="float">
            <text:p>43.90243902439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valu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31.7073170731707" calcext:value-type="float">
            <text:p>31.7073170731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solvers.LaguerreSolver.doSolv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24.390243902439" calcext:value-type="float">
            <text:p>24.3902439024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solvers.BrentSolver.doSolv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24.390243902439" calcext:value-type="float">
            <text:p>24.3902439024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valu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31.7073170731707" calcext:value-type="float">
            <text:p>31.70731707317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Covariance.incremen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26.8292682926829" calcext:value-type="float">
            <text:p>26.82926829268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euclidean.threed.SubPlane.split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.5121951219512" calcext:value-type="float">
            <text:p>19.5121951219512</text:p>
          </table:table-cell>
          <table:table-cell office:value-type="float" office:value="24.390243902439" calcext:value-type="float">
            <text:p>24.3902439024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raction.Fraction.getReducedFractio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multipl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analysis.interpolation.FieldHermiteInterpolator.valu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ranking.NaturalRanking.removeNaN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root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probabilit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updateClusterCenter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random.SobolSequenceGenerator.initDirectionVector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roundedK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AdaptiveStepsizeIntegrator.filterStep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EmpiricalDistribution.fillBinStat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MersenneTwister.nex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.5</text:p>
          </table:table-cell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transform.FastSineTransformer.fst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RealVector.getDista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getL1Dista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getLInfDista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si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co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normalizeTransformedData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MicrosphereInterpolatingFunction.value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@@ org.apache.commons.math3.primes.SmallPrimes.boundedTrialDivisi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48.7179487179487" calcext:value-type="float">
            <text:p>48.717948717948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primes.Primes.nextPrime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6.4102564102564" calcext:value-type="float">
            <text:p>56.41025641025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linearCombinatio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util.MathArrays.convolv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43.5897435897436" calcext:value-type="float">
            <text:p>43.58974358974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util.Pair.equal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computeCoefficient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6.4102564102564" calcext:value-type="float">
            <text:p>56.41025641025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cluster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ml.clustering.DBSCANClusterer.expandClust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random.SobolSequenceGenerator.skipTo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.5128205128205" calcext:value-type="float">
            <text:p>20.5128205128205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calculateExactPValu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64.1025641025641" calcext:value-type="float">
            <text:p>64.10256410256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Covariance.getResul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.5128205128205" calcext:value-type="float">
            <text:p>20.5128205128205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subtract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.8205128205128" calcext:value-type="float">
            <text:p>12.8205128205128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getCorrelationPValue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43.5897435897436" calcext:value-type="float">
            <text:p>43.58974358974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OpenMapRealVector.add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6.4102564102564" calcext:value-type="float">
            <text:p>56.4102564102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fp.DfpMath.splitPow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43.5897435897436" calcext:value-type="float">
            <text:p>43.58974358974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FieldLUDecomposition.getU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SchurTransformer.initQRStep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checkParameter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expandClust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inference.OneWayAnova.anovaStat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equals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51.2820512820513" calcext:value-type="float">
            <text:p>51.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Covariance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recurseIntersection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.5128205128205" calcext:value-type="float">
            <text:p>20.512820512820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EmpiricalDistribution.getNextValu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48.7179487179487" calcext:value-type="float">
            <text:p>48.71794871794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getNotLarg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76.3157894736842" calcext:value-type="float">
            <text:p>7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util.ArithmeticUtils.mulAndCheck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.6842105263158" calcext:value-type="float">
            <text:p>23.6842105263158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FunctionUtils$18$1.valu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.4210526315789" calcext:value-type="float">
            <text:p>18.4210526315789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AbstractRealMatrix.multipl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appe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genetics.OnePointCrossover.crossov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.1578947368421" calcext:value-type="float">
            <text:p>13.1578947368421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descriptive.moment.SemiVariance.evaluate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getNotSmall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76.3157894736842" calcext:value-type="float">
            <text:p>7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solvers.MullerSolver.doSol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.1578947368421" calcext:value-type="float">
            <text:p>13.1578947368421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LUDecomposition.getU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.4210526315789" calcext:value-type="float">
            <text:p>18.4210526315789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FieldMatrix.setColum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1578947368421" calcext:value-type="float">
            <text:p>13.1578947368421</text:p>
          </table:table-cell>
          <table:table-cell office:value-type="float" office:value="23.6842105263158" calcext:value-type="float">
            <text:p>23.6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PenaltyAdapte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.4210526315789" calcext:value-type="float">
            <text:p>18.4210526315789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ISAACRandom.initStat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$MultiDimensionalComplexMatrix.se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1578947368421" calcext:value-type="float">
            <text:p>13.1578947368421</text:p>
          </table:table-cell>
          <table:table-cell office:value-type="float" office:value="23.6842105263158" calcext:value-type="float">
            <text:p>23.6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PenaltyAdapte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.4210526315789" calcext:value-type="float">
            <text:p>18.4210526315789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setColum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1578947368421" calcext:value-type="float">
            <text:p>13.1578947368421</text:p>
          </table:table-cell>
          <table:table-cell office:value-type="float" office:value="23.6842105263158" calcext:value-type="float">
            <text:p>23.6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copySubMatrix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.4210526315789" calcext:value-type="float">
            <text:p>18.4210526315789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UniformCrossover.mat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8.9473684210526" calcext:value-type="float">
            <text:p>28.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getPreviou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getNex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isMonotonic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70.2702702702703" calcext:value-type="float">
            <text:p>70.270270270270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util.CombinatoricsUtils.binomialCoefficientDouble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.6216216216216" calcext:value-type="float">
            <text:p>21.6216216216216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FitnessFunction.repai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analysis.integration.RombergIntegrator.doIntegrat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29.7297297297297" calcext:value-type="float">
            <text:p>29.72972972972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tayl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37.8378378378378" calcext:value-type="float">
            <text:p>37.83783783783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readExternal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40.5405405405405" calcext:value-type="float">
            <text:p>40.54054054054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serializeMessage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35.1351351351351" calcext:value-type="float">
            <text:p>35.13513513513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analysis.interpolation.LinearInterpolator.interpolat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.2162162162162" calcext:value-type="float">
            <text:p>16.2162162162162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orthogonalizeMatri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24.3243243243243" calcext:value-type="float">
            <text:p>24.32432432432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FitnessFunction.repai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AbstractFieldMatrix.operat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.2162162162162" calcext:value-type="float">
            <text:p>16.2162162162162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AbstractFieldMatrix.preMultip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.2162162162162" calcext:value-type="float">
            <text:p>16.2162162162162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$Solve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.3243243243243" calcext:value-type="float">
            <text:p>24.3243243243243</text:p>
          </table:table-cell>
          <table:table-cell office:value-type="float" office:value="40.5405405405405" calcext:value-type="float">
            <text:p>40.5405405405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extrapolat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32.4324324324324" calcext:value-type="float">
            <text:p>32.4324324324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random.SobolSequenceGenerator.nextVect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.2162162162162" calcext:value-type="float">
            <text:p>16.2162162162162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EigenDecomposition.transformToSchu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51.3513513513514" calcext:value-type="float">
            <text:p>51.35135135135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EigenDecomposition$Solver.solv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.2162162162162" calcext:value-type="float">
            <text:p>16.2162162162162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QRDecomposition.getH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.2162162162162" calcext:value-type="float">
            <text:p>16.2162162162162</text:p>
          </table:table-cell>
          <table:table-cell office:value-type="float" office:value="29.7297297297297" calcext:value-type="float">
            <text:p>29.7297297297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euclidean.twod.SubLine.split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32.4324324324324" calcext:value-type="float">
            <text:p>32.43243243243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RealVector.combineToSelf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24.3243243243243" calcext:value-type="float">
            <text:p>24.3243243243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intValu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35.1351351351351" calcext:value-type="float">
            <text:p>35.13513513513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log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48.6486486486487" calcext:value-type="float">
            <text:p>48.6486486486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FieldHashMap.containsKe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analysis.differentiation.JacobianFunction.valu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.4444444444444" calcext:value-type="float">
            <text:p>19.444444444444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$TheoreticalValuesFunction.valu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8888888888889" calcext:value-type="float">
            <text:p>13.888888888888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hypot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.4444444444444" calcext:value-type="float">
            <text:p>19.4444444444444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DerivativesIndirecti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0.5555555555556" calcext:value-type="float">
            <text:p>30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FastMath.expm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6.1111111111111" calcext:value-type="float">
            <text:p>36.1111111111111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OpenIntToDoubleHashMap.containsKe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bstractFieldMatrix.copySubMatrix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.4444444444444" calcext:value-type="float">
            <text:p>19.4444444444444</text:p>
          </table:table-cell>
          <table:table-cell office:value-type="float" office:value="36.1111111111111" calcext:value-type="float">
            <text:p>36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operat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.8888888888889" calcext:value-type="float">
            <text:p>13.8888888888889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preMultip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regression.AbstractMultipleLinearRegression.newXSampleData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computeGeometricalPropertie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RealVector.equal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ddDa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8888888888889" calcext:value-type="float">
            <text:p>13.888888888888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addObservatio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addAndCheck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.1428571428571" calcext:value-type="float">
            <text:p>17.1428571428571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.computeUpToDegre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.7142857142857" calcext:value-type="float">
            <text:p>2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multi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.7142857142857" calcext:value-type="float">
            <text:p>2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util.MathArrays.checkNonNegativ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.2857142857143" calcext:value-type="float">
            <text:p>34.2857142857143</text:p>
          </table:table-cell>
          <table:table-cell office:value-type="float" office:value="62.8571428571429" calcext:value-type="float">
            <text:p>6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random.RandomDataGenerator.nextSecureHexString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replaceWorstPoi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37.1428571428571" calcext:value-type="float">
            <text:p>3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QRDecomposition.get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.1428571428571" calcext:value-type="float">
            <text:p>17.1428571428571</text:p>
          </table:table-cell>
          <table:table-cell office:value-type="float" office:value="31.4285714285714" calcext:value-type="float">
            <text:p>3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readBaseExtern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.7142857142857" calcext:value-type="float">
            <text:p>2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getFarthestPoin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8.5714285714286" calcext:value-type="float">
            <text:p>4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pow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operat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2.8571428571429" calcext:value-type="float">
            <text:p>2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SparseFieldVector.subtrac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.1428571428571" calcext:value-type="float">
            <text:p>17.1428571428571</text:p>
          </table:table-cell>
          <table:table-cell office:value-type="float" office:value="31.4285714285714" calcext:value-type="float">
            <text:p>3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replaceWorstPoi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37.1428571428571" calcext:value-type="float">
            <text:p>3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JacobianMatrices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.7142857142857" calcext:value-type="float">
            <text:p>2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MatrixUtils.blockInvers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.1428571428571" calcext:value-type="float">
            <text:p>17.1428571428571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.8571428571429" calcext:value-type="float">
            <text:p>22.8571428571429</text:p>
          </table:table-cell>
          <table:table-cell office:value-type="float" office:value="48.5714285714286" calcext:value-type="float">
            <text:p>4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vents.EventState.reset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.checkPoin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SimpleVectorValueChecker.converged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.optimiz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ization.SimplePointChecker.converged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complex.Complex.divid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44.1176470588235" calcext:value-type="float">
            <text:p>44.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rray2DRowRealMatrix.preMultip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OpenMapRealVector.ebeMultiply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.SimplePointChecker.converged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getFarthestPoin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inference.GTest.entr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TransformerMap.equal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univariate.UnivariateMultiStartOptimizer.optimiz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SimpleVectorValueChecker.converged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sampl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44.1176470588235" calcext:value-type="float">
            <text:p>44.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.setInitialParameterJacobi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equals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equals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$MultiDimensionalComplexMatrix.ge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.7058823529412" calcext:value-type="float">
            <text:p>14.7058823529412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insert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multi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21.2121212121212" calcext:value-type="float">
            <text:p>21.21212121212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AbstractFieldMatrix.toString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57.5757575757576" calcext:value-type="float">
            <text:p>57.57575757575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AbstractRealMatrix.operat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0.3030303030303" calcext:value-type="float">
            <text:p>30.30303030303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OpenMapRealVector.getLInfDistanc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60.6060606060606" calcext:value-type="float">
            <text:p>60.6060606060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JacobiPreconditioner.creat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.1515151515152" calcext:value-type="float">
            <text:p>15.1515151515152</text:p>
          </table:table-cell>
          <table:table-cell office:value-type="float" office:value="30.3030303030303" calcext:value-type="float">
            <text:p>30.30303030303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RealMatrix.preMultip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0.3030303030303" calcext:value-type="float">
            <text:p>30.30303030303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FieldVector.equal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48.4848484848485" calcext:value-type="float">
            <text:p>48.48484848484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pecial.Beta.regularizedBeta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1.5151515151515" calcext:value-type="float">
            <text:p>51.51515151515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JacobianMatrices$MainStateJacobianWrapper.computeMainStateJacobia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.1515151515152" calcext:value-type="float">
            <text:p>15.151515151515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orrelation.Covariance.covarianc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&lt;init&gt;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.2121212121212" calcext:value-type="float">
            <text:p>21.212121212121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RealVector.ebeMultip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ebeDivid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TriangularDistribution.inverseCumulativeProbabilit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Kurtosis.evaluat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Mean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5.1515151515152" calcext:value-type="float">
            <text:p>15.1515151515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addObservations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.625" calcext:value-type="float">
            <text:p>15.625</text:p>
          </table:table-cell>
          <table:table-cell office:value-type="float" office:value="28.125" calcext:value-type="float">
            <text:p>28.1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$1.compare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$1.compare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analysis.integration.LegendreGaussIntegrator.stag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.625" calcext:value-type="float">
            <text:p>15.625</text:p>
          </table:table-cell>
          <table:table-cell office:value-type="float" office:value="34.375" calcext:value-type="float">
            <text:p>34.3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ization.BaseMultivariateMultiStartOptimizer.optimiz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.875" calcext:value-type="float">
            <text:p>21.875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.625" calcext:value-type="float">
            <text:p>15.625</text:p>
          </table:table-cell>
          <table:table-cell office:value-type="float" office:value="28.125" calcext:value-type="float">
            <text:p>28.1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insertionSor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.875" calcext:value-type="float">
            <text:p>21.875</text:p>
          </table:table-cell>
          <table:table-cell office:value-type="float" office:value="46.875" calcext:value-type="float">
            <text:p>46.8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$1.compare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BasicRow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.125" calcext:value-type="float">
            <text:p>28.125</text:p>
          </table:table-cell>
          <table:table-cell office:value-type="float" office:value="59.375" calcext:value-type="float">
            <text:p>59.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RealVector.outerProduc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.125" calcext:value-type="float">
            <text:p>28.1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.linear.SimplexTableau.getBasicRow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.125" calcext:value-type="float">
            <text:p>28.125</text:p>
          </table:table-cell>
          <table:table-cell office:value-type="float" office:value="59.375" calcext:value-type="float">
            <text:p>59.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getObjectiveFunctionValu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.75" calcext:value-type="float">
            <text:p>18.7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random.HaltonSequenceGenerator.nextV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.625" calcext:value-type="float">
            <text:p>15.625</text:p>
          </table:table-cell>
          <table:table-cell office:value-type="float" office:value="28.125" calcext:value-type="float">
            <text:p>28.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ing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Quaternion.equ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.625" calcext:value-type="float">
            <text:p>15.6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FieldMatrix.getColumnV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pecial.Gamma.logGamm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.875" calcext:value-type="float">
            <text:p>21.875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ParameterJacobianWrapper.computeParameterJacobia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375" calcext:value-type="float">
            <text:p>9.375</text:p>
          </table:table-cell>
          <table:table-cell office:value-type="float" office:value="15.625" calcext:value-type="float">
            <text:p>15.6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readExtern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.875" calcext:value-type="float">
            <text:p>21.875</text:p>
          </table:table-cell>
          <table:table-cell office:value-type="float" office:value="34.375" calcext:value-type="float">
            <text:p>34.3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$1.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375" calcext:value-type="float">
            <text:p>9.375</text:p>
          </table:table-cell>
          <table:table-cell office:value-type="float" office:value="15.625" calcext:value-type="float">
            <text:p>15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multipl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.875" calcext:value-type="float">
            <text:p>21.875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heckSubMatrixIndex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rescal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Calc.slowCo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triu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61.2903225806452" calcext:value-type="float">
            <text:p>61.29032258064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util.FastMathCalc.slowSi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complex.RootsOfUnity.computeRoot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triu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61.2903225806452" calcext:value-type="float">
            <text:p>61.2903225806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gration.gauss.SymmetricGaussIntegrator.integra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35.4838709677419" calcext:value-type="float">
            <text:p>35.4838709677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ComplexFormat.pars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Complex.nthRoo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Quaternion.equals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8.7096774193548" calcext:value-type="float">
            <text:p>38.70967741935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RealMatrix.getColumnV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RealMatrix.getColum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writeExterna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writeExtern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5.4838709677419" calcext:value-type="float">
            <text:p>35.4838709677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orrelation.SpearmansCorrelation.correlation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incremen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StatisticalSummaryValues.equals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StdErrorOfEstimat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45.1612903225806" calcext:value-type="float">
            <text:p>45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Complex.reciproca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LinearConstraint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getColum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Gamma.invGamma1pm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38.7096774193548" calcext:value-type="float">
            <text:p>38.7096774193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DormandPrince54Integrator.estimateErr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vents.EventState.stepAccepte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DataGenerator.nextUniform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.ad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.subtrac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LinearConstraint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32.258064516129" calcext:value-type="float">
            <text:p>32.258064516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ma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mi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exception.util.ArgUtils.flatt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getPartialDerivativeInde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FastMath.tanh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ma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getPointFromLargestVarianceClust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gration.SimpsonIntegrator.doIntegrat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Complex.ab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mi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SubMatrixIndex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FieldMatrix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FieldMatrix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RealMatrix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RealMatrix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RRQRDecomposition.getRank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SchurTransformer.getNor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$LineSearch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general.NonLinearConjugateGradientOptimizer$LineSearch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Covarianc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remove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DataGenerator.nextLong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DataGenerator.nextSecureLong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UnitSphereRandomVectorGenerator.nextV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MultiDirectionalSimplex.evaluateNewSimple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7931034482759" calcext:value-type="float">
            <text:p>13.7931034482759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MultiDirectionalSimplex.evaluateNewSimple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7931034482759" calcext:value-type="float">
            <text:p>13.7931034482759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getPointFromLargestVarianceClust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.0344827586207" calcext:value-type="float">
            <text:p>31.0344827586207</text:p>
          </table:table-cell>
          <table:table-cell office:value-type="float" office:value="55.1724137931034" calcext:value-type="float">
            <text:p>55.1724137931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calculateMaxMembershipChang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7.9310344827586" calcext:value-type="float">
            <text:p>37.93103448275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$BoundaryBuilder.visitInternalNod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65.5172413793104" calcext:value-type="float">
            <text:p>65.5172413793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getBit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.5862068965517" calcext:value-type="float">
            <text:p>27.5862068965517</text:p>
          </table:table-cell>
          <table:table-cell office:value-type="float" office:value="48.2758620689655" calcext:value-type="float">
            <text:p>48.27586206896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DiagonalMatrix.multip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churTransformer.findSmallSubDiagonalElemen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.0344827586207" calcext:value-type="float">
            <text:p>31.0344827586207</text:p>
          </table:table-cell>
          <table:table-cell office:value-type="float" office:value="55.1724137931034" calcext:value-type="float">
            <text:p>55.1724137931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SaddlePointExpansion.logBinomialProbabilit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27.5862068965517" calcext:value-type="float">
            <text:p>27.5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StatUtils.varianceDiffere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7931034482759" calcext:value-type="float">
            <text:p>13.7931034482759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add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Mean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3448275862069" calcext:value-type="float">
            <text:p>10.3448275862069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CovarianceOfParameter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41.3793103448276" calcext:value-type="float">
            <text:p>41.3793103448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SubLine.intersectio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41.3793103448276" calcext:value-type="float">
            <text:p>41.3793103448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nextAfter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6.4285714285714" calcext:value-type="float">
            <text:p>46.4285714285714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FastMath.nextAfter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6.4285714285714" calcext:value-type="float">
            <text:p>46.4285714285714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random.AbstractRandomGenerator.nextByt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67.8571428571429" calcext:value-type="float">
            <text:p>67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FunctionUtils$16$2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linearCombinat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MathArrays.equal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netics.GeneticAlgorithm.nextGenerati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FunctionUtils$16$1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MathArrays.equal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MathArrays.equalsIncludingNa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MathArrays.equalsIncludingNa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FieldMatrix.scalar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FieldMatrix.scalarMulti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RealMatrix.scalar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RealMatrix.scalarMulti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reinitiali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readExterna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covarianceToCorrelat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2.1428571428571" calcext:value-type="float">
            <text:p>32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orrelation.Covariance.computeCovariance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2.1428571428571" calcext:value-type="float">
            <text:p>32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euclidean.twod.NestedLoops.setClockWis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FieldLUDecomposition.getDeterminan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getExponentTer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setControlFactor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.Sum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7142857142857" calcext:value-type="float">
            <text:p>10.7142857142857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.Product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7142857142857" calcext:value-type="float">
            <text:p>10.7142857142857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complemen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.buildConvex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AbstractSubHyperplane.recurseTransform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DoubleHashMap.growTab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7.037037037037" calcext:value-type="float">
            <text:p>37.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interpolation.DividedDifferenceInterpolator.computeDividedDifferenc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repma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OpenIntToFieldHashMap.growTab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7.037037037037" calcext:value-type="float">
            <text:p>37.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.tanQ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repma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allocateInterpolatedArray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raction.BigFract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ResizableDoubleArray.setElemen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.fi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RealMatrix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RealMatrix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getFrobeniusNor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GammaDistribution.densit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samp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0.7407407407407" calcext:value-type="float">
            <text:p>40.7407407407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BetaDistribution.density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initializeMembership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RandomKey.decodeGeneric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RandomKey.isSam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RandomKey.inducedPermuta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7.037037037037" calcext:value-type="float">
            <text:p>37.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SubLine.intersectio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DataGenerator.nextSampl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AbstractWell.setSe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FastCosineTransformer.transform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SaddlePointExpansion.getDeviancePar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18.5185185185185" calcext:value-type="float">
            <text:p>18.5185185185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p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diag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computeResidual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FunctionUtils.sampl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FastMath.cbr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FastMathCalc.printarra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ml.clustering.DBSCANClusterer.clust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random.RandomDataGenerator.nextLon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o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og1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OpenIntToFieldHashMap.p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FieldMatrix.createBlocksLayou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EigenDecomposition$Solver.isNonSingula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clust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StableRandomGenerator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Gradient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og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sqrt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diag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general.AbstractLeastSquaresOptimizer.guessParametersErro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getSquareRoo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FieldLUDecomposition.getP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samp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sampl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Tableau.subtractR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Beta.logGammaMinusLogGammaSum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AdaptiveStepsizeIntegrator.sanityCheck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pearmansCorrelation.removeValue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medianOf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TournamentSelection.tourname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NestedLoops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Gamma.regularizedGammaQ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estimateErr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floor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umRow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Function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computePartialDerivativ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FastMath.aco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getDat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gration.TrapezoidIntegrator.stag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solvers.BisectionSolver.doSol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RealMatrix.createBlocksLayou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StatUtils.normali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computeCorrelation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RandomDataGenerator.nextHexStrin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.cosh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discardExtremeElement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RootsOfUnity.getImagina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updateEvolutionPath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umRow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ad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subtrac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setR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.checkIndice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setR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getSubVecto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outerProduc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updateEvolutionPath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.getCurrentParameterJacobia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updateHighOrderDerivativesPhase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StatUtils.getMod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AbstractUnivariateStatistic.test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.SumOfSquares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.Product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.SumOfLogs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Field.computeEx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SubPlane.sid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lter.KalmanFilter.predic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BitsStreamGenerator.nextByt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AbstractRandomGenerator.nextGaussi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TriangularDistribution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UnivariateStatistic.setData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.Sum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MidPointIntegrator.doIntegra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isValidPoin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MultidimensionalCounter$Iterator.n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FitnessFunction.isFeasibl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bstractFieldMatrix.getDat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bstractFieldMatrix.getSub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SparseFieldMatrix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.linear.SimplexSolver.doItera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buildP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clustering.EuclideanDoublePoint.centroidOf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computeLSB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FunctionUtils$15.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s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s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.hypot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doItera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MatrixUtils.deserializeReal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RealMatrix.getDat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RealMatrix.getSub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FitnessFunction.isFeasibl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vector.MultivariateVectorOptimizer.parseOptimizationDat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Frequency.getMod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centroidOf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deSerializeMessag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sin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heckCompati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updateCovarianceDiagonalOnl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MultiDirectionalSimplex.iter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LUDecomposition.getDeterminan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getSubVecto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Rank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outerProdu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updateCovarianceDiagonalOnl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RungeKuttaStepInterpola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initialize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EuclideanIntegerPoint.centroidOf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Kurtosis.getResul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expIntern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sinIntern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cosIntern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orthogon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buildTree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computeMSB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delet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ValueServer.getNex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Format.parseNextBigInteg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buildMessag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LUDecomposition.getP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MultiDirectionalSimplex.iter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getResul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toString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8333333333333" calcext:value-type="float">
            <text:p>45.8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angl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orthogon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angl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angl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cumulativeProbabilit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@@ org.apache.commons.math3.primes.SmallPrimes.smallTrialDivis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util.ArithmeticUtils.gcdPositiv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primes.PollardRho.gcdPositiv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primes.Primes.isPrim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fitting.HarmonicFitter$ParameterGuesser.guessPh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69565217391304" calcext:value-type="float">
            <text:p>8.69565217391304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computeSplineCoefficient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ingFunction.computeSplineCoefficient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bstractFieldMatrix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SegmentsBuilder.addContribution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ingFunction.searchInde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ma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mi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VectorOptimizer.parseOptimizationDat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RealVectorFormat.forma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RealMatrix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linear.LinearOptimizer.parseOptimizationDat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linear.LinearObjectiveFunct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univariate.UnivariateOptimizer.parseOptimizationDat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ma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mi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getCorrelationStandardError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solvers.LaguerreSolver$ComplexSolver.isRoo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HarmonicFitter$ParameterGuesser.guessPh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69565217391304" calcext:value-type="float">
            <text:p>8.69565217391304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ortedIndic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dotProdu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0434782608696" calcext:value-type="float">
            <text:p>13.0434782608696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getDista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getL1Dista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ortedIndic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Beta.sumDeltaMinusDeltaSum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Frequency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StatUtils.sumDiffere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add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69565217391304" calcext:value-type="float">
            <text:p>8.69565217391304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assignPointsToCluste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logIntern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Field.computeL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BinaryChromosome.isSam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VectorFormat.forma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HaltonSequenceGenerato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ISAACRandom.setSe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Fract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TransformUtils.createComplexArra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LinearObjectiveFunct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4.7826086956522" calcext:value-type="float">
            <text:p>34.7826086956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electColum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findMax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electColum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findMax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tim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integration.IterativeLegendreGaussIntegrator.doIntegr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gration.LegendreGaussIntegrator.doIntegr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complex.Complex.tan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findMax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bstractFieldMatrix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bstractFieldMatrix.scalar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bstractFieldMatrix.scalarMulti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divi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ml.distance.CanberraDistance.compu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gration.TrapezoidIntegrator.doIntegra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LowerIndirecti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inearCombin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CompositeFormat.parseNextCharact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Precision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ResizableDoubleArray.shouldContrac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Complex.multiply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SimpleValueChecker.converg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divi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getPivotColum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RealMatrix.scalar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RealMatrix.scalarMulti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SimpleValueChecker.converg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randn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recurseTransform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$MultiDimensionalComplexMatrix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Decimal64.linearCombina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tanh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tim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randn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subtractR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univariate.SimpleUnivariateValueChecker.converg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Solver.getPivotColum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univariate.SimpleUnivariateValueChecker.converg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.setInitialMainStateJacobia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correla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assignPointsToCluste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wilcoxonSignedRank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atanIntern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ValueServer.getNextRepla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.multipl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AbstractFormat.parseNextCharact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Format.pars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smartAd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StdErrorOfEstimat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lessTh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greaterTh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Format.pars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Format.forma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qr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ap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computePartialDerivativ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qua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.buildPolynomi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CompositeFormat.parseNumb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qr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qua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BaseOptimizer.parseOptimization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log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CombinatoricsUtils$LexicographicCombinationItera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log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getTrac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UniformIntegerDistribution.samp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getStandardDevia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Field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Field.computeP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$JacobiKey.equal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38.0952380952381" calcext:value-type="float">
            <text:p>38.0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SearchInterval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add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linearCombina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linearCombina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GaussianCurveFitter.getOptimiz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CombinatoricsUtils.factorialLo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complex.Complex.divid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interpolateXA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interpolateXA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FunctionUtils$6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Calc.expin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MatrixUtils.serializeReal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dd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gration.gauss.GaussIntegrator.integr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ultidimensionalCounter$Iterator.hasN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positeFormat.parseFixedstri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RootsOfUnity.getRe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interpolateXA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FitnessFunction.penalt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VectorOptimizer.optimizeInterna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univariate.BrentOptimizer.best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getRow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getV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getV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RQRDecomposition.get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BaseMultivariateOptimizer.parseOptimization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parseOptimization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FitnessFunction.penalt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writeExterna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getPointFromLargestNumberClus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AbstractStorelessUnivariateStatistic.incrementA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cle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increme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getPointFromLargestNumberClus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unequa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intLog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isSimilarTo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.recurseComplement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AbstractWell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.toStrin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setSubV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ogNormalDistribution.probabilit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BrentOptimizer.best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ContinuousOutputModel.locatePoint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setOrderContro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increment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mat2qua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getAng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mat2qua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getAng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MathUtils.checkFinit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.mi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parseOptimization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Sigma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Optimizer.parseOptimization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gration.LegendreGaussIntegra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HarmonicOscillator.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inearCombin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Decimal64.linearCombina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mi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max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buildArra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binatoricsUtils.combinationsIterato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PowellOptimizer$LineSearch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general.AbstractLeastSquaresOptimizer.computeResidual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RowFieldMatri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ColumnFieldMatri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setRowMat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get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get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ad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appe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setRowMat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setColumnMat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Optimizer.parseOptimization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Sigma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$LineSearch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AbstractLeastSquaresOptimizer.computeResidual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Beta.logGammaSum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ParameterJacobianWrappe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.setParameterSte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setWindowSiz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AggregateSummaryStatistics$AggregatingSummaryStatistics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max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etColumnMat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getRow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appe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getTrac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getCe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1.5789473684211" calcext:value-type="float">
            <text:p>31.5789473684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ProperBigFractionFormat.form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31.5789473684211" calcext:value-type="float">
            <text:p>31.5789473684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IterativeLegendreGaussIntegrator.sta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searchIndex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ResizableDoubleArray.addElementRoll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gration.MidPointIntegrator.sta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Siz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ebeAd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ebeSubtra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ebeMultipl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ebeDivi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checkRectangula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multipl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ey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general.NonLinearConjugateGradientOptimizer.findUpperBou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isOptim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copySubMatri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hasComplexEigenvalu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ebeMultip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ebeDivi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$SparseEntryIterator.advanc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Tableau.isOptim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.findUpperBou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ey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anking.NaturalRanking.recodeNa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anking.NaturalRanking.getNanPositio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pearmansCorrelation.getNaNPositio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getNeighbo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appe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getNearestClust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DBSCANClusterer.getNeighbo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.boundaryFace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interse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1.1111111111111" calcext:value-type="float">
            <text:p>1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.equal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EmpiricalDistribution.getUpperBound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Fraction.multipl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ad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subtra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dotProdu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dens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AbstractMultivariateRealDistribution.samp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7.7777777777778" calcext:value-type="float">
            <text:p>2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Integrator.integr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ParameterEstima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8.8888888888889" calcext:value-type="float">
            <text:p>3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copySig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GeneticAlgorithm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ResizableDoubleArray.setNumElement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FunctionUtils$9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Calc.splitReciproc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QRDecomposition$Solver.isNonSingula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FunctionUtils$4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6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7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5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8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8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StepFunction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DoubleHashMap$Iterator.advanc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checkPositi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checkNonNegati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FieldHashMap$Iterator.advanc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heckSubMatrixInde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setColumnVect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setColum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copyBlockP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copyBlockP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setRowVect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setR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setColum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mapAd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mapMultip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LogNormalDistribution.cumulativeProbabilit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AbstractIntegrator.initIntegrat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SubLine.sid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5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positeFormat.parseNumb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etRowVect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etR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SubMatrixInde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isInfini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setEnt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setColumnVect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Subtra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Divi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Inv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StorelessBivariateCovariance.getResul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getNearestClust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64.7058823529412" calcext:value-type="float">
            <text:p>64.7058823529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power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5.2941176470588" calcext:value-type="float">
            <text:p>35.2941176470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getAxi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isBetwee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isBetwee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BaseMultivariateMultiStartOptimizer$1.compar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25" calcext:value-type="float">
            <text:p>31.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FunctionUtils$1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scal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inearCombin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polynomialSplineDerivat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nextNonzer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.25" calcext:value-type="float">
            <text:p>31.25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FieldHashMap.containsKe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.25" calcext:value-type="float">
            <text:p>31.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TransformerMap.transfor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log1p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.75" calcext:value-type="float">
            <text:p>43.75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sinQ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DoubleHashMap.containsKe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.25" calcext:value-type="float">
            <text:p>31.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checkContractExpa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expa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Calc.slowex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$1.weightedResidu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isBetwee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Fitness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univariate.UnivariateMultiStartOptimizer$1.compar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25" calcext:value-type="float">
            <text:p>31.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CauchyDistribution.inverseCumulativeProbabilit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.25" calcext:value-type="float">
            <text:p>31.25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UniformIntegerDistribution.cumulative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AbstractIntegerDistribution.samp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.75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inverseCumulativeProbabilit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.25" calcext:value-type="float">
            <text:p>31.25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samp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.75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$DataRow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.parseOptimization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vents.EventState.reinitializeBegi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OneWayAnova.anovaStat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Skewness.getResul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distanceInf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getInf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.75" calcext:value-type="float">
            <text:p>43.75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getSup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.75" calcext:value-type="float">
            <text:p>43.75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BSPTree.insertCu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25" calcext:value-type="float">
            <text:p>31.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exception.NonMonotonicSequenceException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Format.forma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LinearConstraint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CholeskyDecomposition.getDetermina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exact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AbstractRealDistribution.samp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.75</text:p>
          </table:table-cell>
          <table:table-cell office:value-type="float" office:value="31.25" calcext:value-type="float">
            <text:p>3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RealDistribution.cumulative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LinearConstraint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MultiStartUnivariateOptimizer$1.compar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25" calcext:value-type="float">
            <text:p>31.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MultiStartMultivariateOptimizer$1.compar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25" calcext:value-type="float">
            <text:p>31.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Fitness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Erf.erf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.getCurrentMainSetJacobi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StepNormalizer.doNormalizedSte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.75</text:p>
          </table:table-cell>
          <table:table-cell office:value-type="float" office:value="31.25" calcext:value-type="float">
            <text:p>3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calculateAbsoluteDifference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3.75" calcext:value-type="float">
            <text:p>4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clea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FourthMoment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AbstractMultipleLinearRegression.validateSampleData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distance.EarthMoversDistance.compu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atan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ListPopulation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$FacetsContributionVisitor.addContribu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getAxi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getNormInf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distanceInf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getOff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lter.KalmanFilter.correc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toStrin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SineTransformer.transfor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squareRoo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FunctionUtils$3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neg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toDegre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toRadia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differentia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Utils.copySig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Utils.copySig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Utils.copySig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cei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setExpansionMod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Format.form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MappingAdapter.unboundedToBound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SimplexOptimizer.parseOptimization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PowellOptimizer.newPointAndDirec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general.AbstractLeastSquaresOptimizer.squareRoo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co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co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getComponen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getP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MappingAdapter.unboundedToBound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MappingAdapter.boundedToUnbound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GradientMultivariateOptimizer.parseOptimization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SimplexOptimizer.parseOptimization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vector.JacobianMultivariateVectorOptimizer.parseOptimization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setStabilityCheck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AbstractStorelessUnivariateStatistic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shiftRigh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StepFunction.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remain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updateBandwidthInterv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opySig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MappingAdapter.boundedToUnbound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setPo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IterativeLinearSolver.checkParamete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IntegerDistribution.probabil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RealDistribution.dens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setPo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.newPointAndDirec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AbstractLeastSquaresOptimizer.parseOptimization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AbstractLeastSquaresOptimizer.squareRoo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setCompleteSt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AdaptiveStepsizeIntegrator.setInitialStepSiz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MannWhitneyUTest.mannWhitneyU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ListPopulation.setChromosom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ListPopulation.addChromosom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.3333333333333" calcext:value-type="float">
            <text:p>1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ListPopulation.setPopulationLim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$DifferenceMerger.merg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checkPoin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hashCod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dens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Format.forma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CurveFitter.f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14285714285714" calcext:value-type="float">
            <text:p>7.1428571428571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.asin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getSupportLowerBou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gration.gauss.BaseRuleFactory.getRu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gauss.BaseRuleFactory.convertToDoub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gauss.GaussIntegratorFactory.transf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Logit.va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multip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subtra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isValidPo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.createJacobiPolynomi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neg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distance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distance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dist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distanceIn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distanceIn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addEl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getEleme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Format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doOptimi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PowellOptimiz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RowRealMatri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ColumnRealMatri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map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mapMultiply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RQRDecomposition.decompo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DiagonalMatrix.multip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mapSubtract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mapDivide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getSupportLowerBou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getSupportUpperBou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inner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PoissonDistribution.probabili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getSupportUpperBou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doOptimi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Erf.erfInv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ContinuousOutputModel.handleSte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quationsMapper.insertEquationDat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.2857142857143" calcext:value-type="float">
            <text:p>14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Tes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ensureDataConformanc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GTest.gTes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removeD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saveMembership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negativeOrNul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positiveOrNul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DataGenerator.nextPermut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AbstractRandomGenerator.setSe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UncorrelatedRandomVectorGenerator.next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isBracketin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verifyBracket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divi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d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subAndCheck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dist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getPo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5.7142857142857" calcext:value-type="float">
            <text:p>3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mapAdd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mapSubtract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mapDivide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dotProdu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ad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subtra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.2857142857143" calcext:value-type="float">
            <text:p>1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Add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Multiply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Inv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5.7142857142857" calcext:value-type="float">
            <text:p>3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upper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getPo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5.7142857142857" calcext:value-type="float">
            <text:p>3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Beta$1.get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.2857142857143" calcext:value-type="float">
            <text:p>1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addSecondaryEquatio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quationsMapper.extractEquationDat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.2857142857143" calcext:value-type="float">
            <text:p>1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MultistepIntegrator.st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evaluateCompleteInterpolatedSt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vents.EventState.getCompleteSt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StatUtils.mod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anking.NaturalRanking.containsNa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TestDataSetsComparis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GTest.gTestDataSetsComparis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ThirdMoment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Max.increme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Min.increme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trictlyNegati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trictlyPositi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copySig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isInfinit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closestPoi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.2857142857143" calcext:value-type="float">
            <text:p>1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isInfinit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getTre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getSmall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getLarg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CorrelatedRandomVectorGenera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AbstractCurveFitter$TheoreticalValuesFunction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fitting.AbstractCurveFitter$TheoreticalValuesFunction$2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solvers.NewtonSolver.doSol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evalu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air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ultidimensionalCounter.toStr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DoubleHashMap$Iterator.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FieldHashMap$Iterator.ke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FieldHashMap$Iterator.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Calc.slowLo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ad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subtrac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Quaternion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eque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InvertedCoefficientSu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FieldIdentity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getLInfN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isNa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mapAdd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mapInv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unitiz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reseedRandomGenera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NormalDistribution.createComponen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SaddlePointExpansion.getStirlingErr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Tableau.getInvertedCoefficientSu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eque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.registerVariationalEquatio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vents.EventFilter.ini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GeneticAlgorithm.evol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$RotationTransform.app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$TranslationTransform.app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MersenneTwister.setSe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EmpiricalDistribution$ArrayDataAdapter.computeSta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serializeContex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NewtonRaphsonSolver.doSol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verifyInterpolationArra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$Parametric.gradie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$Iterator.ke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deserializeReal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getN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getL1N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combine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getDetermina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daxpbypz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mapAdd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Matrix.setE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.3846153846154" calcext:value-type="float">
            <text:p>15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.3846153846154" calcext:value-type="float">
            <text:p>15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NormalDistribution.probabil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.3846153846154" calcext:value-type="float">
            <text:p>15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lanczo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computeDerivativ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5.3846153846154" calcext:value-type="float">
            <text:p>15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wilcoxonSignedRankTe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StorelessUnivariateStatistic.evalua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getPercenti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SlopeConfidenceInterv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cle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ListPopulation.addChromosom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.3846153846154" calcext:value-type="float">
            <text:p>15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.3846153846154" calcext:value-type="float">
            <text:p>15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Vertex.sharedLineWith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GeneratorFactory.convertToLo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$ArrayDataAdapter.computeBinSta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divi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ProperFractionFormat.form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2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2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3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BaseAbstractUnivariateIntegra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verifyInputArra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partialDerivati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$CodyWaite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lc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sca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linearCombin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get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.getMinInde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.getMaxInde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RealMatrix.copyOu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ebeDivi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getRow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get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getColum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QRDecomposition.decompo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FDistribu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inverseCumulativeProbabili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Solver.solvePhase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univariate.BrentOptimiz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copyColum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rand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xpandableStatefulODE.getSecondaryMappe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Tes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AbstractMultipleLinearRegression.estimateRegressionParametersStandardErro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newIn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isEmpt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Well44497a.ne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lc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toRadian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rin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normal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getInve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DoubleIndex.equal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copyColum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rand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solvePhase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divide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BrentOptimiz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BaseAbstractUnivariateOptimizer.optimiz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getRow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getColumn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getColum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$Solver.getInver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getColumn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getDat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copyOu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scalDistribu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probabil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cumulative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ammaDistribu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NormalDistribution.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Distribution.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divide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DoubleIndex.equal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setPrimarySta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StepNormalizer.isNextInStep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DormandPrince54StepInterpola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getCou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calculateDifferenc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OneWayAnova.anovaTes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getResul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SecondMoment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remaind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aco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ListPopulation.getFittestChromosom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FixedElapsedTime.isSatisfi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is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is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Segment.distanc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revert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sameOrientation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isParallelT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otateCW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otateCCW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Well44497b.ne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SobolSequenceGenera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divi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divi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p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mdff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TransformUtils.createRealImaginary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computeSigm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rever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Calc.print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Utils.convertToComple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subtrac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PointVectorValuePair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VectorOptimizer.setU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RealDiagonal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.to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Matrix.setE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outerProdu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setSub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getNumericalVari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ZipfDistribution.generalizedHarmoni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getStandardDeviatio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getNumericalVari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PointVectorValuePair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Tableau.getConstraintTypeCount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inver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AbstractLeastSquaresOptimizer.computeSigm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Multistep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GTest.rootLogLikelihoodRati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DoublePoint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RandomKey.identityPermut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BoundarySizeVisitor.visitInternalN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si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EmpiricalDistribution$StreamDataAdapter.computeSta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ValueServer.fil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TransformUtils.scale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getPartialDerivativeInde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SmoothingPolynomialBicubicSplineInterpola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positeFormat.formatDoub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Decimal64.equal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.checkBinomi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ad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MultiStartOptimize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setPoin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createHypercubeStep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inver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rever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AbstractLeastSquaresOptimizer.computeSigm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ConstraintTypeCount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UnivariateMultiStartOptimize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FieldDiagonal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dax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PreconditionedIterativeLinearSolver.checkParameter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setSub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Matrix.addToE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Matrix.multiplyE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LinearConstraintSet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setPoin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createHypercubeStep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Parameterizable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getResul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cop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AbstractMultipleLinearRegression.validateCovarianceDat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Slop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hiftLef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ElitisticListPopulation.nextGener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BinaryMutation.mut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interse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copySe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inser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$StreamDataAdapter.computeBinSta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ISAACRandom.isaac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getNextDiges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SobolSequenceGenera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CorrelatedRandomVectorGene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nega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deSerializeConte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TransformUtils.scale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CurveFitter$TheoreticalValuesFunction$2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util.MathArrays.linearCombin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ResizableDoubleArray.substituteMostRecentEl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FastMath.doubleHighPar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itting.CurveFitter$TheoreticalValuesFunction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copySig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copySig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Decimal64.root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scaleInPla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compareT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WithRelativeToleranc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Calc.respl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eastSquaresConvert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$OldTheoreticalValuesFunction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$TheoreticalValuesFunction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RealIdentity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SubtractionCompatib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on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AdamsMoultonIntegrator$Corrector.vis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RandomKey.randomPermut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RandomKey.baseSeque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Line.isSimilarT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ISAACRandom.ne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.p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gauss.Gauss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Logistic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comp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evalua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compareT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eastSquaresConvert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$OldTheoreticalValuesFunction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on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BracketFind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Field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AdditionCompatib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SubtractionCompatib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serializeReal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AdditionCompatib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getColumnDimens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checkSymmetr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setE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addToE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getColumnDimens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evyDistribution.dens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evyDistribution.cumulativeProbabil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AbstractRealDistribution.probabil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Integer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Real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AbstractIntegerDistribution.cumulativeProbabil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NormalDistribution.inverseCumulativeProbabil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dens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cumulativeProbabil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dens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BracketFind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LeastSquaresConvert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LeastSquaresConvert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vents.EventState.getEventTim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merg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FirstMoment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ddObserva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MeanSquareErr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DBSCANClusterer.merg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isZe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ignu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BinaryChromosome.randomBinaryRepresent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isInfini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re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ComparableSegment.equal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equal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getNatur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AbstractRandomGenerator.nextI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fil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UncorrelatedRandomVectorGene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p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primes.PollardRho.primeFactor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checkAllFiniteRe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FieldHashMap.computeCapac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DoubleHashMap.computeCapac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getExpansionMod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binatoricsUtils.factorialDoub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BigReal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pus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heckRow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blockHeigh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.cosin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blockWidt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isInfini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check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churTransformer.get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LevyDistribution.inverseCumulativeProbabil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$DataRow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Relationship.oppositeRelationshi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Covariance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DBSCANCluster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BinaryChromosome.checkValidi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Sinc.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MicrosphereInterpola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MicrosphereInterpolatingFunction$MicrosphereSurfaceElement.sto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smoo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ncrementor.incrementCou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ncrementor.incrementCou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$1.compar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VectorOptimizer.checkParamete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Relationship.oppositeRelationshi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CholeskyDecomposition.getL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Column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extractFiel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Row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Column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checkVectorDimension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blockWidt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check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blockHeigh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addToE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multiplyE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$1.vis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getSubVec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checkVectorDimension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1.ne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get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RealDistribution.inverseCumulativeProbabil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oisson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oissonDistribution.cumulative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pus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SimplexOptimizer.checkParameter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MultivariateVectorOptimizer.checkParamete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MultiStartMultivariateVectorOptimizer$1.compar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digamm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trigamm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.checkDimens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checkDimens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predic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Intercep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GLSMultipleLinearRegression.getOmegaInve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ex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RandomKey.checkValidi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interse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getRever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chopOffMin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chopOffPl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$XorMerger.mer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BitsStreamGenerator.nextGaussi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HaltonSequenceGenerator.scramb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lo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Gaussian$Parametric.validateParamete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subAndChec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binatoricsUtils.factori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nega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co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.getDist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TriDiagonalTransformer.getQ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check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V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FDistribution.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PascalDistribution.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ZipfDistribution.getNumerical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getNumericalVari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AggregateSummaryStatistics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splitM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Chromosome.findSameChromosom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NPointCrossover.crossov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$FacetsContributionVisitor.visitInternalN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exception.NumberIsTooLargeException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exception.NumberIsTooSmallException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isSequenc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Logistic$Parametric.validateParamete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addAndChec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linearCombin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spl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conjuga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cos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ex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lo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s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sin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AbstractLinearOptimizer.incrementIterationsCount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CholeskyDecomposition.get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Real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RealMat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FieldMat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getSubVec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L1Dist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LInfDist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dotProdu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multiplyEntr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QRDecomposition.getQ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HessenbergTransformer.getP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U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getP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getNumericalVari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eometricDistribution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scalDistribution.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ogNormal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Cauchy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getNumericalVari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getNumericalVari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getNumerical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ammaDistribution.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Normal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etaDistribution.cumulative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Erf.erf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Erf.erfc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getTotalDimens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setSecondarySta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MannWhitneyUTest.ensureDataConformanc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pairedT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t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t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t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homoscedasticT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t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getStandardDevi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getStandardDevi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setDat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setQuanti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InterceptStdEr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is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multipl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BracketingNthOrderBrentSolverDFP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FixedGenerationCount.isSatisfi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OrderedCrossover.crossov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UniformCrossover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UniformCrossover.crossov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Chromosome.getFitne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ElitisticListPopulation.setElitismRat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OnePointCrossover.crossov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CycleCrossover.crossov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getOff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OutlineExtractor$BoundaryProjector.visitInternalN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SegmentsBuilder.visitInternalN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is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$IntersectionMerger.mer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$1.compar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$UnionMerger.mer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sid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getSec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resetReplayFi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ab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compareT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util.LocalizedFormats.getLocalizedStr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HadamardTransformer.transfor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aluePai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fitting.AbstractCurveFitter$TheoreticalValuesFunction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sol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getCoefficien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RootsOfUnity.isCounterClockWi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mapDivide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mapMultiply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DiagonalMatrix.createMatri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BetaDistribution.recompute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PointValuePai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Gamma.logGamma1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Frequency.getSumFreq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anking.NaturalRanking.restoreNa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checkEmp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Skewness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DataGenerator.nextGaussi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.float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verifyInterv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Gaussia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getCoefficien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X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Y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X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TransformerMap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DefaultTransformer.transfor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hash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aco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as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at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valueOf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.getOpti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MultiStartOptimizer.getOpti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UnivariateMultiStartOptimizer.getOpti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N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L1N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LInfN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ad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subtra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appe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appe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getEnt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preMultip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Solv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eometricDistribution.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eometricDistribution.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ogNormalDistribution.dens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getNumericalMe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getNumerical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getNumericalVari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Distribution.getNumericalVaria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getNumericalMe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BaseMultiStartMultivariateOptimiz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MultiStartUnivariateOptimiz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MultiStartUnivariateOptimizer.getOpti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Parameterizable.isSupport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Integrator.sanityCheck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setInterpolationContro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toStr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checkSufficientDat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Covariance.checkSufficientDat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ChiSquareTest.checkArr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checkEmp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Kurtosis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Mean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Dec.newIn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Field.computeStringConsta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SubLine.getSegmen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re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SphericalCoordinates.computeJacobi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SphericalCoordinates.computeHessian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get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getBarycent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getRandomGenera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k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Adaptor.setSe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Adaptor.setSe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Adaptor.setSe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ab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double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shouldGrowTab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fitting.HarmonicFitter$ParameterGuess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getTarg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sol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toDegre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ma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Optimizer.getLowerBou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FieldVec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getSupportUpperBou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Tableau.normalizeConstrain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getIn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indexO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TTest.checkSampleD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NumberOfParamete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setNorm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sameOrientation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GeneratorFactory$1.nextI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.multip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getSt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getWeightSquareRoo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IterativeLegendreGauss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gauss.BaseRuleFactory.addRu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ab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ncrementor.canIncreme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a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copySig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copySig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shouldGrowTab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$SingletonIterator.ne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checkLe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Utils.polar2Comple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HarmonicFitter$ParameterGuess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Optimizer.getStartPoi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Optimizer.getUpperBou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SimplexOptimizer$2.compar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normalizeConstrain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MultiplicationCompati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MultiplicationCompati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checkVectorDimension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getSolv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getRowDimens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efaultIterativeLinearSolverEvent.getResidu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iDiagonalTransforme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betaEqualsZe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ebeDivi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ebeMultip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checkVectorDimension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isDefault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ad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L1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LInf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subtrac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SparseEntryIte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SparseEntryIterator.ne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getRowDimens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1.hasNe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getSupportLowerBou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dens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BaseMultivariateOptimizer.getStartPoi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BaseMultivariateOptimizer.getLowerBou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BaseMultivariateOptimizer.getUpperBou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SimplexOptimizer$2.compar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$MainStateJacobianWrapp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vents.EventState.sto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checkSignificanceLeve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checkSampleD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UnivariateStatistic.getDat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get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Kurtosis.cle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Mean.cle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GeometricMean.getResul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cle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Skewness.cle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setDat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AbstractMultipleLinearRegression.newYSampleD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TotalSumSquar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XSumSquar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Signific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OLSMultipleLinearRegression.calculateAdjustedRSquar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ParameterEstimat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getMembershipMatri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root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FixedElapsedTime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hash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OutlineExtractor.pointIsBetwee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hash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SubOrientedPoint.si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.isInfini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OrientedPoint.sameOrientation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SubLine.getSegmen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getSmall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getLarg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closeReplayFi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subtrac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SimplePoint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util.DefaultTransformer.equal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primes.SmallPrimes.trialDivis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primes.Primes.primeFacto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or.nextIndex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Utils.checkFinit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signu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SimpleValue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SimplePoint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.checkParamete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xpandableStatefulODE.getCompleteStat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Frequency.getCumPc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AbstractStorelessUnivariateStatistic.evalua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normal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$2.visitLeafNod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EmpiricalDistribution.pBmin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ProperBigFractionFormat.setWholeForm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gauss.BaseRuleFactory.getRuleIntern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HarmonicOscillator$Parametric.validateParameter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Logit$Parametric.validateParameter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Sigmoid$Parametric.validateParameter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or.nextIndex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checkInterpol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ncremen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mulAndChec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signu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forma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pa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SimpleVectorValue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Weight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PopulationSize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NonLinearConjugateGradientOptimizer.setInitialStep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doOptimiz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SimpleUnivariateValue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MatrixFormat.pa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ad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subtrac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mapAddToSe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proje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unitVec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mapToSelf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TriDiagonalTransform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toArray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Format.pa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is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toArray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HessenbergTransform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dens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AbstractIntegerDistribution.checkedCumulativeProbabil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SimpleVectorValue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SimpleValue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MaxIt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MaxEval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Solver.doOptimiz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SimpleUnivariateValue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PopulationSize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.checkParamete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Weight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GaussNewtonOptimizer.checkParamete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checkParamete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Parameterizable.complainIfNotSuppor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Integrator.getEventHandler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Integrator.setMaxEvaluation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ParameterizedWrapper.getParamet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&lt;init&gt;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finalizeSte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getPc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anking.NaturalRanking.fil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EuclideanIntegerPoint.equal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EuclideanDoublePoint.equal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StorelessUnivariateStatistic.incrementA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ggregateSummaryStatistics.&lt;init&gt;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Intercep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DoublePoint.equal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RandomKeyMutation.muta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FixedGenerationCount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NPointCrossove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normal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.computeGeometricalPropertie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Format.pa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intersection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CardanEulerSingularityException.&lt;init&gt;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interse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normal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.normal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OrientedPoint.getOffse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OrientedPoint.revertSelf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Format.pa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$LineTransform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Format.pa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hash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pB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getReducedFra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AbstractFormat.setDenominatorForm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AbstractFormat.setNumeratorForm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ProperFractionFormat.setWholeForm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Format.pa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Format.pa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TransformUtils.exactLog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$Iterator.hasNe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FieldHashMap$Iterator.hasNe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Frequency.mer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toStr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terationManager.fireInitializationEve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terationManager.fireIterationPerformedEve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terationManager.fireIterationStartedEve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terationManager.fireTerminationEve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heckNotNull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isPowerOfTw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log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formatImaginar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valueOf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isPureQuatern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getPositivePolarForm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normaliz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NumObjectiveFunctio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extractField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hashCod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$Solver.isNonSingul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Min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Max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unitiz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efaultIterativeLinearSolverEvent.providesResidu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iDiagonalTransformer.isUpperBiDiagon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SparseEntryIterator.hasNe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LUDecomposition$Solver.isNonSingul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calculateNumericalVarianc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normaliz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getNumObjectiveFunctio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mer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StatUtils.mod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&lt;init&gt;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UnivariateStatistic.setDat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GeometricMean.checkEmpty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OLSMultipleLinearRegression.calculateTotalSumOfSquar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isInfini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Chromosome.searchForFitnessUpdat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contai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contai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SubOrientedPoint.spl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.hashCod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contai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ComparableSegment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isEmp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aluePair.getPoi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analysis.integration.MidPoint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MidPoint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Simpson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ul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Trapezoid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Trapezoid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Simpson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Romberg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Romberg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or.previousInde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or.previousInde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tricu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ul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ectorValuePair.getPoi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ectorValuePair.get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RealVec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ensureZer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getNumerical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PointValuePair.getPoi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PointVectorValuePair.getPoi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PointVectorValuePair.get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Format.pa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Format.pa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Format.pa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NestedLoops.correctOrient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mantiss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heckNot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isSquar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isSquar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Distribution.getNumericalMea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BitsStreamGenerator.nextBoole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AbstractRandomGenerator.nextBoole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duaduasubsume-Math'.A1:'duaduasubsume-Math'.J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0-01T00:00:08.526449895</dc:date>
    <meta:editing-duration>PT43M53S</meta:editing-duration>
    <meta:editing-cycles>1</meta:editing-cycles>
    <meta:generator>LibreOffice/7.0.0.3$MacOSX_X86_64 LibreOffice_project/8061b3e9204bef6b321a21033174034a5e2ea88e</meta:generator>
    <meta:document-statistic meta:table-count="1" meta:cell-count="24160" meta:object-count="0"/>
  </office:meta>
</office:document-meta>
</file>